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353pt"/>
    </style:style>
    <style:style style:name="co5" style:family="table-column">
      <style:table-column-properties fo:break-before="auto" style:column-width="118.8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156.95pt"/>
    </style:style>
    <style:style style:name="co11" style:family="table-column">
      <style:table-column-properties fo:break-before="auto" style:column-width="35.74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58.1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1.86pt"/>
    </style:style>
    <style:style style:name="co17" style:family="table-column">
      <style:table-column-properties fo:break-before="auto" style:column-width="13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2"/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Kull54</text:p>
          </table:table-cell>
          <table:table-cell office:value-type="string" calcext:value-type="string">
            <text:p>reiko.kull@test.com</text:p>
          </table:table-cell>
          <table:table-cell office:value-type="string" calcext:value-type="string">
            <text:p>$2y$11$vJ0crrGBzsbIF5bhC2Ugbeojem/VBKC9jbGaAHO8nPoJ0xSPOawyG</text:p>
          </table:table-cell>
          <table:table-cell office:value-type="date" office:date-value="2017-08-29T23:37:29.518836" calcext:value-type="date">
            <text:p>2017-08-29 23:3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iko</text:p>
          </table:table-cell>
          <table:table-cell office:value-type="string" calcext:value-type="string">
            <text:p>Ku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3 rue de l'Aigle</text:p>
          </table:table-cell>
          <table:table-cell office:value-type="float" office:value="59110" calcext:value-type="float">
            <text:p>59110</text:p>
          </table:table-cell>
          <table:table-cell office:value-type="string" calcext:value-type="string">
            <text:p>03.72.31.89.46</text:p>
          </table:table-cell>
          <table:table-cell office:value-type="float" office:value="3.022654" calcext:value-type="float">
            <text:p>3.022654</text:p>
          </table:table-cell>
          <table:table-cell office:value-type="float" office:value="50.548895" calcext:value-type="float">
            <text:p>50.54889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6-11-1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38:41.282722" calcext:value-type="date">
            <text:p>2017-08-29 23:38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Diblasi53</text:p>
          </table:table-cell>
          <table:table-cell office:value-type="string" calcext:value-type="string">
            <text:p>haydee.diblasi@test.com</text:p>
          </table:table-cell>
          <table:table-cell office:value-type="string" calcext:value-type="string">
            <text:p>$2y$11$YcaZT4hFHvQHvib5/sXf4eOcVa/71y.p/9vtrAd5j6HhPDSyzMT62</text:p>
          </table:table-cell>
          <table:table-cell office:value-type="date" office:date-value="2017-08-29T23:38:30" calcext:value-type="date">
            <text:p>2017-08-29 23:3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dee</text:p>
          </table:table-cell>
          <table:table-cell office:value-type="string" calcext:value-type="string">
            <text:p>Diblas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2 rue Gustave Eiffel</text:p>
          </table:table-cell>
          <table:table-cell office:value-type="float" office:value="44400" calcext:value-type="float">
            <text:p>44400</text:p>
          </table:table-cell>
          <table:table-cell office:value-type="string" calcext:value-type="string">
            <text:p>02.29.71.09.72</text:p>
          </table:table-cell>
          <table:table-cell office:value-type="float" office:value="-1.454265" calcext:value-type="float">
            <text:p>-1.454265</text:p>
          </table:table-cell>
          <table:table-cell office:value-type="float" office:value="47.128359" calcext:value-type="float">
            <text:p>47.12835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1-05-0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39:40.999999" calcext:value-type="date">
            <text:p>2017-08-29 23:39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nnix28</text:p>
          </table:table-cell>
          <table:table-cell office:value-type="string" calcext:value-type="string">
            <text:p>suzanne.mannix@test.com</text:p>
          </table:table-cell>
          <table:table-cell office:value-type="string" calcext:value-type="string">
            <text:p>$2y$11$mWyrYWtmwGAFc37xT43iYe7M7XQX2n12nSlKbUo1uqmDIYGy9vgC.</text:p>
          </table:table-cell>
          <table:table-cell office:value-type="date" office:date-value="2017-08-29T23:39:30.481164" calcext:value-type="date">
            <text:p>2017-08-29 23:39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Manni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 Rue du Palais</text:p>
          </table:table-cell>
          <table:table-cell office:value-type="float" office:value="93800" calcext:value-type="float">
            <text:p>93800</text:p>
          </table:table-cell>
          <table:table-cell office:value-type="string" calcext:value-type="string">
            <text:p>01.24.93.89.65</text:p>
          </table:table-cell>
          <table:table-cell office:value-type="float" office:value="2.293005" calcext:value-type="float">
            <text:p>2.293005</text:p>
          </table:table-cell>
          <table:table-cell office:value-type="float" office:value="49.008963" calcext:value-type="float">
            <text:p>49.0089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9-06-2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0:40.717277" calcext:value-type="date">
            <text:p>2017-08-29 23:40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Rudman19</text:p>
          </table:table-cell>
          <table:table-cell office:value-type="string" calcext:value-type="string">
            <text:p>iola.rudman@test.com</text:p>
          </table:table-cell>
          <table:table-cell office:value-type="string" calcext:value-type="string">
            <text:p>$2y$11$T.Jo7QJ.ONxeuxAXXDr3UOgLWTuzzqxcqsexL4lTDelK.TV.ogwqW</text:p>
          </table:table-cell>
          <table:table-cell office:value-type="date" office:date-value="2017-08-29T23:40:30.962329" calcext:value-type="date">
            <text:p>2017-08-29 23:40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ola</text:p>
          </table:table-cell>
          <table:table-cell office:value-type="string" calcext:value-type="string">
            <text:p>Rudm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 rue Victor Hugo</text:p>
          </table:table-cell>
          <table:table-cell office:value-type="float" office:value="59210" calcext:value-type="float">
            <text:p>59210</text:p>
          </table:table-cell>
          <table:table-cell office:value-type="string" calcext:value-type="string">
            <text:p>03.52.84.37.79</text:p>
          </table:table-cell>
          <table:table-cell office:value-type="float" office:value="2.324161" calcext:value-type="float">
            <text:p>2.324161</text:p>
          </table:table-cell>
          <table:table-cell office:value-type="float" office:value="51.102694" calcext:value-type="float">
            <text:p>51.10269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6-05-2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1:40.434554" calcext:value-type="date">
            <text:p>2017-08-29 23:41: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Dolly97</text:p>
          </table:table-cell>
          <table:table-cell office:value-type="string" calcext:value-type="string">
            <text:p>josue.dolly@test.com</text:p>
          </table:table-cell>
          <table:table-cell office:value-type="string" calcext:value-type="string">
            <text:p>$2y$11$qSMpluihAzy5/vnkMLv6jOszT3jiUSK6uU208gKviAhvuBib0evB6</text:p>
          </table:table-cell>
          <table:table-cell office:value-type="date" office:date-value="2017-08-29T23:41:31.443491" calcext:value-type="date">
            <text:p>2017-08-29 23:41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ue</text:p>
          </table:table-cell>
          <table:table-cell office:value-type="string" calcext:value-type="string">
            <text:p>Doll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 boulevard Albin Durand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04.66.55.55.89</text:p>
          </table:table-cell>
          <table:table-cell office:value-type="float" office:value="5.980835" calcext:value-type="float">
            <text:p>5.980835</text:p>
          </table:table-cell>
          <table:table-cell office:value-type="float" office:value="45.501396" calcext:value-type="float">
            <text:p>45.50139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79-01-0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2:40.151831" calcext:value-type="date">
            <text:p>2017-08-29 23:42: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Colvard1</text:p>
          </table:table-cell>
          <table:table-cell office:value-type="string" calcext:value-type="string">
            <text:p>leroy.colvard@test.com</text:p>
          </table:table-cell>
          <table:table-cell office:value-type="string" calcext:value-type="string">
            <text:p>$2y$11$eMtGYDvel2joIpdlH01rs.kx4tEbDhomIWQoVQlW0E5wzzjC7srN6</text:p>
          </table:table-cell>
          <table:table-cell office:value-type="date" office:date-value="2017-08-29T23:42:31.924655" calcext:value-type="date">
            <text:p>2017-08-29 23:42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Colva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6 rue Goya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02.85.49.92.00</text:p>
          </table:table-cell>
          <table:table-cell office:value-type="float" office:value="0.157767" calcext:value-type="float">
            <text:p>0.157767</text:p>
          </table:table-cell>
          <table:table-cell office:value-type="float" office:value="48.026092" calcext:value-type="float">
            <text:p>48.02609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82-06-2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3:39.869108" calcext:value-type="date">
            <text:p>2017-08-29 23:43: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Witkowski28</text:p>
          </table:table-cell>
          <table:table-cell office:value-type="string" calcext:value-type="string">
            <text:p>beverly.witkowski@test.com</text:p>
          </table:table-cell>
          <table:table-cell office:value-type="string" calcext:value-type="string">
            <text:p>$2y$11$nP9rid7GSulwPCpLCpS/EuGIEXFVsPCK0QWOd17.qGwbu7bHl2m4i</text:p>
          </table:table-cell>
          <table:table-cell office:value-type="date" office:date-value="2017-08-29T23:43:32.405819" calcext:value-type="date">
            <text:p>2017-08-29 23:4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 rue Léon Dierx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02.26.80.07.26</text:p>
          </table:table-cell>
          <table:table-cell office:value-type="float" office:value="0.119443" calcext:value-type="float">
            <text:p>0.119443</text:p>
          </table:table-cell>
          <table:table-cell office:value-type="float" office:value="49.080649" calcext:value-type="float">
            <text:p>49.08064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37-03-1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4:39.586386" calcext:value-type="date">
            <text:p>2017-08-29 23:44: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Symes91</text:p>
          </table:table-cell>
          <table:table-cell office:value-type="string" calcext:value-type="string">
            <text:p>refugia.symes@test.com</text:p>
          </table:table-cell>
          <table:table-cell office:value-type="string" calcext:value-type="string">
            <text:p>$2y$11$QSFoJcUZs2du0myeHitfA.BQNwDDue79W0OM2iZLCaSz/z2KnqjAW</text:p>
          </table:table-cell>
          <table:table-cell office:value-type="date" office:date-value="2017-08-29T23:44:32.886983" calcext:value-type="date">
            <text:p>2017-08-29 23:44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ugia</text:p>
          </table:table-cell>
          <table:table-cell office:value-type="string" calcext:value-type="string">
            <text:p>Sym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0 rue du Président Roosevelt</text:p>
          </table:table-cell>
          <table:table-cell office:value-type="float" office:value="91600" calcext:value-type="float">
            <text:p>91600</text:p>
          </table:table-cell>
          <table:table-cell office:value-type="string" calcext:value-type="string">
            <text:p>01.12.64.81.58</text:p>
          </table:table-cell>
          <table:table-cell office:value-type="float" office:value="2.424162" calcext:value-type="float">
            <text:p>2.424162</text:p>
          </table:table-cell>
          <table:table-cell office:value-type="float" office:value="48.618542" calcext:value-type="float">
            <text:p>48.61854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4-06-02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5:39.303663" calcext:value-type="date">
            <text:p>2017-08-29 23:45: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Halligan77</text:p>
          </table:table-cell>
          <table:table-cell office:value-type="string" calcext:value-type="string">
            <text:p>dannette.halligan@test.com</text:p>
          </table:table-cell>
          <table:table-cell office:value-type="string" calcext:value-type="string">
            <text:p>$2y$11$BM2kqmFILqGnOuaMQ3o1zeiv0CkFMm/NH9qBVMCrM.Z3tEnStkTLy</text:p>
          </table:table-cell>
          <table:table-cell office:value-type="date" office:date-value="2017-08-29T23:45:33.368147" calcext:value-type="date">
            <text:p>2017-08-29 23:45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nette</text:p>
          </table:table-cell>
          <table:table-cell office:value-type="string" calcext:value-type="string">
            <text:p>Hallig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0 Rue Marie De Médicis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04.30.53.09.79</text:p>
          </table:table-cell>
          <table:table-cell office:value-type="float" office:value="2.382503" calcext:value-type="float">
            <text:p>2.382503</text:p>
          </table:table-cell>
          <table:table-cell office:value-type="float" office:value="43.191525" calcext:value-type="float">
            <text:p>43.19152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3-07-2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6:39.02094" calcext:value-type="date">
            <text:p>2017-08-29 23:46: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Zielinski30</text:p>
          </table:table-cell>
          <table:table-cell office:value-type="string" calcext:value-type="string">
            <text:p>stasia.zielinski@test.com</text:p>
          </table:table-cell>
          <table:table-cell office:value-type="string" calcext:value-type="string">
            <text:p>$2y$11$W490lAeZHPfLczPnFVBVhOtHzzW9K7jtW21EFLkhmuDoZJY38XdAy</text:p>
          </table:table-cell>
          <table:table-cell office:value-type="date" office:date-value="2017-08-29T23:46:33.849311" calcext:value-type="date">
            <text:p>2017-08-29 23:46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Zielinsk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8 Cours Marechal-Joffre</text:p>
          </table:table-cell>
          <table:table-cell office:value-type="float" office:value="59220" calcext:value-type="float">
            <text:p>59220</text:p>
          </table:table-cell>
          <table:table-cell office:value-type="string" calcext:value-type="string">
            <text:p>03.93.02.34.34</text:p>
          </table:table-cell>
          <table:table-cell office:value-type="float" office:value="3.547093" calcext:value-type="float">
            <text:p>3.547093</text:p>
          </table:table-cell>
          <table:table-cell office:value-type="float" office:value="50.246493" calcext:value-type="float">
            <text:p>50.24649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51-12-0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7:38.738217" calcext:value-type="date">
            <text:p>2017-08-29 23:47: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Beaudreau82</text:p>
          </table:table-cell>
          <table:table-cell office:value-type="string" calcext:value-type="string">
            <text:p>huey.beaudreau@test.com</text:p>
          </table:table-cell>
          <table:table-cell office:value-type="string" calcext:value-type="string">
            <text:p>$2y$11$ThWWvLs5xFq40qZf2WiKrujjSKJIO2JwTxBlNcrUKPEQfnoEF7/wa</text:p>
          </table:table-cell>
          <table:table-cell office:value-type="date" office:date-value="2017-08-29T23:47:34.330473" calcext:value-type="date">
            <text:p>2017-08-29 23:4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8 rue de Groussay</text:p>
          </table:table-cell>
          <table:table-cell office:value-type="float" office:value="93110" calcext:value-type="float">
            <text:p>93110</text:p>
          </table:table-cell>
          <table:table-cell office:value-type="string" calcext:value-type="string">
            <text:p>01.86.63.45.54</text:p>
          </table:table-cell>
          <table:table-cell office:value-type="float" office:value="2.469058" calcext:value-type="float">
            <text:p>2.469058</text:p>
          </table:table-cell>
          <table:table-cell office:value-type="float" office:value="48.841997" calcext:value-type="float">
            <text:p>48.84199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72-11-2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8:38.455495" calcext:value-type="date">
            <text:p>2017-08-29 23:48: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Hamsher63</text:p>
          </table:table-cell>
          <table:table-cell office:value-type="string" calcext:value-type="string">
            <text:p>agnus.hamsher@test.com</text:p>
          </table:table-cell>
          <table:table-cell office:value-type="string" calcext:value-type="string">
            <text:p>$2y$11$CqN5jyaHO8vNHTm.paKayOBTsQ5hcfjKs1N/o0RID/.qhr5MYLata</text:p>
          </table:table-cell>
          <table:table-cell office:value-type="date" office:date-value="2017-08-29T23:48:34.811638" calcext:value-type="date">
            <text:p>2017-08-29 23:4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nus</text:p>
          </table:table-cell>
          <table:table-cell office:value-type="string" calcext:value-type="string">
            <text:p>Hamsh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 rue Clement Marot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04.57.49.50.61</text:p>
          </table:table-cell>
          <table:table-cell office:value-type="float" office:value="2.954645" calcext:value-type="float">
            <text:p>2.954645</text:p>
          </table:table-cell>
          <table:table-cell office:value-type="float" office:value="42.758407" calcext:value-type="float">
            <text:p>42.75840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32-11-1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49:38.172772" calcext:value-type="date">
            <text:p>2017-08-29 23:49: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Beagle12</text:p>
          </table:table-cell>
          <table:table-cell office:value-type="string" calcext:value-type="string">
            <text:p>ellamae.beagle@test.com</text:p>
          </table:table-cell>
          <table:table-cell office:value-type="string" calcext:value-type="string">
            <text:p>$2y$11$uT3lsYDo5V70ZRtPqC74mO5ZY5wtNgWRF.mneQUxD.IqVKuFx4d9y</text:p>
          </table:table-cell>
          <table:table-cell office:value-type="date" office:date-value="2017-08-29T23:49:35.292803" calcext:value-type="date">
            <text:p>2017-08-29 23:49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lamae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0 rue Jean Vilar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3.33.87.29.69</text:p>
          </table:table-cell>
          <table:table-cell office:value-type="float" office:value="5.979788" calcext:value-type="float">
            <text:p>5.979788</text:p>
          </table:table-cell>
          <table:table-cell office:value-type="float" office:value="47.148877" calcext:value-type="float">
            <text:p>47.14887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7-08-0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0:37.890049" calcext:value-type="date">
            <text:p>2017-08-29 23:50: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Dorgan82</text:p>
          </table:table-cell>
          <table:table-cell office:value-type="string" calcext:value-type="string">
            <text:p>casey.dorgan@test.com</text:p>
          </table:table-cell>
          <table:table-cell office:value-type="string" calcext:value-type="string">
            <text:p>$2y$11$dVyRzYGYRlXctpAYiFh5XeuUOB993KOi3xYQxq9RZbQrZi60aX566</text:p>
          </table:table-cell>
          <table:table-cell office:value-type="date" office:date-value="2017-08-29T23:50:35.773966" calcext:value-type="date">
            <text:p>2017-08-29 23:50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Dorg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1 rue du Fossé des Tanneurs</text:p>
          </table:table-cell>
          <table:table-cell office:value-type="float" office:value="83200" calcext:value-type="float">
            <text:p>83200</text:p>
          </table:table-cell>
          <table:table-cell office:value-type="string" calcext:value-type="string">
            <text:p>04.40.73.27.90</text:p>
          </table:table-cell>
          <table:table-cell office:value-type="float" office:value="5.949171" calcext:value-type="float">
            <text:p>5.949171</text:p>
          </table:table-cell>
          <table:table-cell office:value-type="float" office:value="43.167277" calcext:value-type="float">
            <text:p>43.16727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6-04-14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1:37.607326" calcext:value-type="date">
            <text:p>2017-08-29 23:51: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Morford93</text:p>
          </table:table-cell>
          <table:table-cell office:value-type="string" calcext:value-type="string">
            <text:p>emerson.morford@test.com</text:p>
          </table:table-cell>
          <table:table-cell office:value-type="string" calcext:value-type="string">
            <text:p>$2y$11$nUKDxStFOt30Bidk6Ihp6OFj1PH0CbIhXmd7upRBo9fB3OPG.Laca</text:p>
          </table:table-cell>
          <table:table-cell office:value-type="date" office:date-value="2017-08-29T23:51:36.255129" calcext:value-type="date">
            <text:p>2017-08-29 23:51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rson</text:p>
          </table:table-cell>
          <table:table-cell office:value-type="string" calcext:value-type="string">
            <text:p>Morfo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2 rue du Château</text:p>
          </table:table-cell>
          <table:table-cell office:value-type="float" office:value="97480" calcext:value-type="float">
            <text:p>97480</text:p>
          </table:table-cell>
          <table:table-cell office:value-type="string" calcext:value-type="string">
            <text:p>02.99.78.75.28</text:p>
          </table:table-cell>
          <table:table-cell office:value-type="float" office:value="4.547547" calcext:value-type="float">
            <text:p>4.547547</text:p>
          </table:table-cell>
          <table:table-cell office:value-type="float" office:value="45.549135" calcext:value-type="float">
            <text:p>45.54913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7-07-2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2:37.324603" calcext:value-type="date">
            <text:p>2017-08-29 23:52: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Adkins30</text:p>
          </table:table-cell>
          <table:table-cell office:value-type="string" calcext:value-type="string">
            <text:p>aurelio.adkins@test.com</text:p>
          </table:table-cell>
          <table:table-cell office:value-type="string" calcext:value-type="string">
            <text:p>$2y$11$.eCwsRKwvYOSktavui7gn.TpvEAWHmuizCQYVPlfVtH2.3g8fiEg.</text:p>
          </table:table-cell>
          <table:table-cell office:value-type="date" office:date-value="2017-08-29T23:52:36.736293" calcext:value-type="date">
            <text:p>2017-08-29 23:52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elio</text:p>
          </table:table-cell>
          <table:table-cell office:value-type="string" calcext:value-type="string">
            <text:p>Adkin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3 quai Saint-Nicolas</text:p>
          </table:table-cell>
          <table:table-cell office:value-type="float" office:value="59200" calcext:value-type="float">
            <text:p>59200</text:p>
          </table:table-cell>
          <table:table-cell office:value-type="string" calcext:value-type="string">
            <text:p>03.93.17.70.36</text:p>
          </table:table-cell>
          <table:table-cell office:value-type="float" office:value="3.177183" calcext:value-type="float">
            <text:p>3.177183</text:p>
          </table:table-cell>
          <table:table-cell office:value-type="float" office:value="50.803058" calcext:value-type="float">
            <text:p>50.80305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2-08-0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3:37.041881" calcext:value-type="date">
            <text:p>2017-08-29 23:53: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Parker32</text:p>
          </table:table-cell>
          <table:table-cell office:value-type="string" calcext:value-type="string">
            <text:p>britany.parker@test.com</text:p>
          </table:table-cell>
          <table:table-cell office:value-type="string" calcext:value-type="string">
            <text:p>$2y$11$CQnrPfkTKBTrOMncgaQ64uzPT6.PR8HGBW.K.Jie/bsOvxmydfnhy</text:p>
          </table:table-cell>
          <table:table-cell office:value-type="date" office:date-value="2017-08-29T23:53:37.217457" calcext:value-type="date">
            <text:p>2017-08-29 23:53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any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8 rue Nationale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01.31.11.95.54</text:p>
          </table:table-cell>
          <table:table-cell office:value-type="float" office:value="2.342193" calcext:value-type="float">
            <text:p>2.342193</text:p>
          </table:table-cell>
          <table:table-cell office:value-type="float" office:value="48.89812" calcext:value-type="float">
            <text:p>48.898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50-09-2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4:36.759157" calcext:value-type="date">
            <text:p>2017-08-29 23:54: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Blythe92</text:p>
          </table:table-cell>
          <table:table-cell office:value-type="string" calcext:value-type="string">
            <text:p>rich.blythe@test.com</text:p>
          </table:table-cell>
          <table:table-cell office:value-type="string" calcext:value-type="string">
            <text:p>$2y$11$uo58EJ7QGhU5dVQKyRyNV.W1txULDfd2mo73ZwcZIiPs9okRnE/0C</text:p>
          </table:table-cell>
          <table:table-cell office:value-type="date" office:date-value="2017-08-29T23:54:37.698621" calcext:value-type="date">
            <text:p>2017-08-29 23:54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Blyth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 boulevard Amiral Courbet</text:p>
          </table:table-cell>
          <table:table-cell office:value-type="float" office:value="69600" calcext:value-type="float">
            <text:p>69600</text:p>
          </table:table-cell>
          <table:table-cell office:value-type="string" calcext:value-type="string">
            <text:p>04.80.22.45.60</text:p>
          </table:table-cell>
          <table:table-cell office:value-type="float" office:value="4.878273" calcext:value-type="float">
            <text:p>4.878273</text:p>
          </table:table-cell>
          <table:table-cell office:value-type="float" office:value="45.737673" calcext:value-type="float">
            <text:p>45.73767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3-06-04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5:36.476436" calcext:value-type="date">
            <text:p>2017-08-29 23:55: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Deas23</text:p>
          </table:table-cell>
          <table:table-cell office:value-type="string" calcext:value-type="string">
            <text:p>lin.deas@test.com</text:p>
          </table:table-cell>
          <table:table-cell office:value-type="string" calcext:value-type="string">
            <text:p>$2y$11$7CvEvtujWaQH6zjdNNAOtuZg5wtcbEUlvUyndxoo0tS3WpFiONNj.</text:p>
          </table:table-cell>
          <table:table-cell office:value-type="date" office:date-value="2017-08-29T23:55:38.179785" calcext:value-type="date">
            <text:p>2017-08-29 23:5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De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3 rue Clement Marot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05.29.41.61.80</text:p>
          </table:table-cell>
          <table:table-cell office:value-type="float" office:value="-0.667196" calcext:value-type="float">
            <text:p>-0.667196</text:p>
          </table:table-cell>
          <table:table-cell office:value-type="float" office:value="44.84037" calcext:value-type="float">
            <text:p>44.8403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86-07-1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6:36.193713" calcext:value-type="date">
            <text:p>2017-08-29 23:56: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Stefaniak33</text:p>
          </table:table-cell>
          <table:table-cell office:value-type="string" calcext:value-type="string">
            <text:p>hang.stefaniak@test.com</text:p>
          </table:table-cell>
          <table:table-cell office:value-type="string" calcext:value-type="string">
            <text:p>$2y$11$f4Y.L9AxwGw51qFipraNkO7G1joe02Dm/c182YHF643HzHsU2/Dly</text:p>
          </table:table-cell>
          <table:table-cell office:value-type="date" office:date-value="2017-08-29T23:56:38.660949" calcext:value-type="date">
            <text:p>2017-08-29 23:56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Stefania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2 Rue Hubert de Lisle</text:p>
          </table:table-cell>
          <table:table-cell office:value-type="float" office:value="33310" calcext:value-type="float">
            <text:p>33310</text:p>
          </table:table-cell>
          <table:table-cell office:value-type="string" calcext:value-type="string">
            <text:p>05.01.15.77.00</text:p>
          </table:table-cell>
          <table:table-cell office:value-type="float" office:value="-0.603876" calcext:value-type="float">
            <text:p>-0.603876</text:p>
          </table:table-cell>
          <table:table-cell office:value-type="float" office:value="44.958583" calcext:value-type="float">
            <text:p>44.95858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36-10-2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7:35.91099" calcext:value-type="date">
            <text:p>2017-08-29 23:57: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Buchan94</text:p>
          </table:table-cell>
          <table:table-cell office:value-type="string" calcext:value-type="string">
            <text:p>mayme.buchan@test.com</text:p>
          </table:table-cell>
          <table:table-cell office:value-type="string" calcext:value-type="string">
            <text:p>$2y$11$CkfyuoMvtwhpltYSyugMPeL2l5ZX0QnUTJYQ48ptu3pb8wCKqgn5y</text:p>
          </table:table-cell>
          <table:table-cell office:value-type="date" office:date-value="2017-08-29T23:57:39.142113" calcext:value-type="date">
            <text:p>2017-08-29 23:5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me</text:p>
          </table:table-cell>
          <table:table-cell office:value-type="string" calcext:value-type="string">
            <text:p>Buch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0 boulevard Albin Durand</text:p>
          </table:table-cell>
          <table:table-cell office:value-type="float" office:value="73000" calcext:value-type="float">
            <text:p>73000</text:p>
          </table:table-cell>
          <table:table-cell office:value-type="string" calcext:value-type="string">
            <text:p>04.87.82.72.84</text:p>
          </table:table-cell>
          <table:table-cell office:value-type="float" office:value="5.882815" calcext:value-type="float">
            <text:p>5.882815</text:p>
          </table:table-cell>
          <table:table-cell office:value-type="float" office:value="45.563212" calcext:value-type="float">
            <text:p>45.5632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45-07-1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8:35.628266" calcext:value-type="date">
            <text:p>2017-08-29 23:58: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Butcher48</text:p>
          </table:table-cell>
          <table:table-cell office:value-type="string" calcext:value-type="string">
            <text:p>sibyl.butcher@test.com</text:p>
          </table:table-cell>
          <table:table-cell office:value-type="string" calcext:value-type="string">
            <text:p>$2y$11$f4zNqKou3ulc.0SH2W0xf.QoVG9tG2mH5Fl1dqvF84.lGpqvvWjFe</text:p>
          </table:table-cell>
          <table:table-cell office:value-type="date" office:date-value="2017-08-29T23:58:39.623276" calcext:value-type="date">
            <text:p>2017-08-29 23:5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byl</text:p>
          </table:table-cell>
          <table:table-cell office:value-type="string" calcext:value-type="string">
            <text:p>Butch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2 rue Lenotre</text:p>
          </table:table-cell>
          <table:table-cell office:value-type="float" office:value="78120" calcext:value-type="float">
            <text:p>78120</text:p>
          </table:table-cell>
          <table:table-cell office:value-type="string" calcext:value-type="string">
            <text:p>01.54.03.34.80</text:p>
          </table:table-cell>
          <table:table-cell office:value-type="float" office:value="1.940016" calcext:value-type="float">
            <text:p>1.940016</text:p>
          </table:table-cell>
          <table:table-cell office:value-type="float" office:value="48.612534" calcext:value-type="float">
            <text:p>48.61253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5-11-2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29T23:59:35.345545" calcext:value-type="date">
            <text:p>2017-08-29 23:59: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arst26</text:p>
          </table:table-cell>
          <table:table-cell office:value-type="string" calcext:value-type="string">
            <text:p>shaunna.darst@test.com</text:p>
          </table:table-cell>
          <table:table-cell office:value-type="string" calcext:value-type="string">
            <text:p>$2y$11$lSy0OSSAXaPZ4ACTSKvZaeYUWEaqqUffvbcCgyLGJtkUoWAHuk5Ee</text:p>
          </table:table-cell>
          <table:table-cell office:value-type="date" office:date-value="2017-08-29T23:59:40.104441" calcext:value-type="date">
            <text:p>2017-08-29 23:59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unna</text:p>
          </table:table-cell>
          <table:table-cell office:value-type="string" calcext:value-type="string">
            <text:p>Dars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4 boulevard de Prague</text:p>
          </table:table-cell>
          <table:table-cell office:value-type="float" office:value="94130" calcext:value-type="float">
            <text:p>94130</text:p>
          </table:table-cell>
          <table:table-cell office:value-type="string" calcext:value-type="string">
            <text:p>01.09.74.61.16</text:p>
          </table:table-cell>
          <table:table-cell office:value-type="float" office:value="2.479394" calcext:value-type="float">
            <text:p>2.479394</text:p>
          </table:table-cell>
          <table:table-cell office:value-type="float" office:value="48.834248" calcext:value-type="float">
            <text:p>48.83424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55-08-1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0:35.062821" calcext:value-type="date">
            <text:p>2017-08-30 00:00: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Seagraves75</text:p>
          </table:table-cell>
          <table:table-cell office:value-type="string" calcext:value-type="string">
            <text:p>quentin.seagraves@test.com</text:p>
          </table:table-cell>
          <table:table-cell office:value-type="string" calcext:value-type="string">
            <text:p>$2y$11$rzS9hRDjfaslqkRuR3Fc5.uF9tbQDrGGjPPZyrCrkbAdIBE2HL4Jy</text:p>
          </table:table-cell>
          <table:table-cell office:value-type="date" office:date-value="2017-08-30T00:00:40.585604" calcext:value-type="date">
            <text:p>2017-08-30 00:00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Seagrav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1 rue du Général Ailleret</text:p>
          </table:table-cell>
          <table:table-cell office:value-type="float" office:value="93260" calcext:value-type="float">
            <text:p>93260</text:p>
          </table:table-cell>
          <table:table-cell office:value-type="string" calcext:value-type="string">
            <text:p>01.61.42.67.44</text:p>
          </table:table-cell>
          <table:table-cell office:value-type="float" office:value="2.322846" calcext:value-type="float">
            <text:p>2.322846</text:p>
          </table:table-cell>
          <table:table-cell office:value-type="float" office:value="48.955343" calcext:value-type="float">
            <text:p>48.95534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33-06-2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1:34.780098" calcext:value-type="date">
            <text:p>2017-08-30 00:01: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sex25</text:p>
          </table:table-cell>
          <table:table-cell office:value-type="string" calcext:value-type="string">
            <text:p>lavonne.essex@test.com</text:p>
          </table:table-cell>
          <table:table-cell office:value-type="string" calcext:value-type="string">
            <text:p>$2y$11$K.aRAfhV1olQra18kH4viOFCcJuXKGDuPp3uX6Iz5j..nOatJsIeu</text:p>
          </table:table-cell>
          <table:table-cell office:value-type="date" office:date-value="2017-08-30T00:01:41.066768" calcext:value-type="date">
            <text:p>2017-08-30 00:01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vonne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3 Chemin Du Lavarin Sud</text:p>
          </table:table-cell>
          <table:table-cell office:value-type="float" office:value="62100" calcext:value-type="float">
            <text:p>62100</text:p>
          </table:table-cell>
          <table:table-cell office:value-type="string" calcext:value-type="string">
            <text:p>03.99.75.63.57</text:p>
          </table:table-cell>
          <table:table-cell office:value-type="float" office:value="1.849117" calcext:value-type="float">
            <text:p>1.849117</text:p>
          </table:table-cell>
          <table:table-cell office:value-type="float" office:value="50.8721" calcext:value-type="float">
            <text:p>50.872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86-02-2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2:34.497375" calcext:value-type="date">
            <text:p>2017-08-30 00:02: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isk50</text:p>
          </table:table-cell>
          <table:table-cell office:value-type="string" calcext:value-type="string">
            <text:p>izetta.sisk@test.com</text:p>
          </table:table-cell>
          <table:table-cell office:value-type="string" calcext:value-type="string">
            <text:p>$2y$11$N0L1fVPyHwvTm8w8qtZno.lB9daEZU2fWStDmsVIVxoQgIOUdeANm</text:p>
          </table:table-cell>
          <table:table-cell office:value-type="date" office:date-value="2017-08-30T00:02:41.547931" calcext:value-type="date">
            <text:p>2017-08-30 00:02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zetta</text:p>
          </table:table-cell>
          <table:table-cell office:value-type="string" calcext:value-type="string">
            <text:p>Sisk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9 Chemin Challet</text:p>
          </table:table-cell>
          <table:table-cell office:value-type="float" office:value="87100" calcext:value-type="float">
            <text:p>87100</text:p>
          </table:table-cell>
          <table:table-cell office:value-type="string" calcext:value-type="string">
            <text:p>05.22.55.81.64</text:p>
          </table:table-cell>
          <table:table-cell office:value-type="float" office:value="1.244585" calcext:value-type="float">
            <text:p>1.244585</text:p>
          </table:table-cell>
          <table:table-cell office:value-type="float" office:value="45.825978" calcext:value-type="float">
            <text:p>45.82597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54-08-1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3:34.214653" calcext:value-type="date">
            <text:p>2017-08-30 00:03: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ouglas91</text:p>
          </table:table-cell>
          <table:table-cell office:value-type="string" calcext:value-type="string">
            <text:p>antonietta.douglas@test.com</text:p>
          </table:table-cell>
          <table:table-cell office:value-type="string" calcext:value-type="string">
            <text:p>$2y$11$DJiYl8XkQsnMjhgpGrttmeRMIMLPSizQI5KOcLJ/ZUvtOM3a9w2Ei</text:p>
          </table:table-cell>
          <table:table-cell office:value-type="date" office:date-value="2017-08-30T00:03:42.029095" calcext:value-type="date">
            <text:p>2017-08-30 00:03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oniett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2 rue Banaudon</text:p>
          </table:table-cell>
          <table:table-cell office:value-type="float" office:value="69006" calcext:value-type="float">
            <text:p>69006</text:p>
          </table:table-cell>
          <table:table-cell office:value-type="string" calcext:value-type="string">
            <text:p>04.42.13.32.80</text:p>
          </table:table-cell>
          <table:table-cell office:value-type="float" office:value="4.904019" calcext:value-type="float">
            <text:p>4.904019</text:p>
          </table:table-cell>
          <table:table-cell office:value-type="float" office:value="45.836335" calcext:value-type="float">
            <text:p>45.83633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8-05-3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4:33.93193" calcext:value-type="date">
            <text:p>2017-08-30 00:04: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spy92</text:p>
          </table:table-cell>
          <table:table-cell office:value-type="string" calcext:value-type="string">
            <text:p>margene.espy@test.com</text:p>
          </table:table-cell>
          <table:table-cell office:value-type="string" calcext:value-type="string">
            <text:p>$2y$11$nmhkSYkfz71gSO64bhGTi./fZtdYB9Mm..yDurs.fiVJrT2xgOE4m</text:p>
          </table:table-cell>
          <table:table-cell office:value-type="date" office:date-value="2017-08-30T00:04:42.510259" calcext:value-type="date">
            <text:p>2017-08-30 00:04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gene</text:p>
          </table:table-cell>
          <table:table-cell office:value-type="string" calcext:value-type="string">
            <text:p>Esp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9 rue du Fossé des Tanneurs</text:p>
          </table:table-cell>
          <table:table-cell office:value-type="float" office:value="74200" calcext:value-type="float">
            <text:p>74200</text:p>
          </table:table-cell>
          <table:table-cell office:value-type="string" calcext:value-type="string">
            <text:p>04.12.47.43.04</text:p>
          </table:table-cell>
          <table:table-cell office:value-type="float" office:value="6.605386" calcext:value-type="float">
            <text:p>6.605386</text:p>
          </table:table-cell>
          <table:table-cell office:value-type="float" office:value="46.243614" calcext:value-type="float">
            <text:p>46.24361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55-04-2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5:33.649207" calcext:value-type="date">
            <text:p>2017-08-30 00:05: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Boeding82</text:p>
          </table:table-cell>
          <table:table-cell office:value-type="string" calcext:value-type="string">
            <text:p>debora.boeding@test.com</text:p>
          </table:table-cell>
          <table:table-cell office:value-type="string" calcext:value-type="string">
            <text:p>$2y$11$uuoQa8iw5viBzCsdoENf0eD8H/ykGIiRb3J0XmE7pm3wJHqMZeKV2</text:p>
          </table:table-cell>
          <table:table-cell office:value-type="date" office:date-value="2017-08-30T00:05:42.991423" calcext:value-type="date">
            <text:p>2017-08-30 00:05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Boedin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9 boulevard Albin Durand</text:p>
          </table:table-cell>
          <table:table-cell office:value-type="float" office:value="95800" calcext:value-type="float">
            <text:p>95800</text:p>
          </table:table-cell>
          <table:table-cell office:value-type="string" calcext:value-type="string">
            <text:p>01.34.76.40.61</text:p>
          </table:table-cell>
          <table:table-cell office:value-type="float" office:value="2.057484" calcext:value-type="float">
            <text:p>2.057484</text:p>
          </table:table-cell>
          <table:table-cell office:value-type="float" office:value="49.126594" calcext:value-type="float">
            <text:p>49.12659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94-08-1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6:33.366484" calcext:value-type="date">
            <text:p>2017-08-30 00:06: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Beaumont3</text:p>
          </table:table-cell>
          <table:table-cell office:value-type="string" calcext:value-type="string">
            <text:p>glady.beaumont@test.com</text:p>
          </table:table-cell>
          <table:table-cell office:value-type="string" calcext:value-type="string">
            <text:p>$2y$11$tiofy4q2sFvzi0yAFxYOr.1r4AEjooryNeOuoVMETOo8C.b.pijWS</text:p>
          </table:table-cell>
          <table:table-cell office:value-type="date" office:date-value="2017-08-30T00:06:43.472586" calcext:value-type="date">
            <text:p>2017-08-30 00:06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dy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2 Chemin des Bateliers</text:p>
          </table:table-cell>
          <table:table-cell office:value-type="float" office:value="73100" calcext:value-type="float">
            <text:p>73100</text:p>
          </table:table-cell>
          <table:table-cell office:value-type="string" calcext:value-type="string">
            <text:p>04.97.50.46.58</text:p>
          </table:table-cell>
          <table:table-cell office:value-type="float" office:value="5.886802" calcext:value-type="float">
            <text:p>5.886802</text:p>
          </table:table-cell>
          <table:table-cell office:value-type="float" office:value="45.60454" calcext:value-type="float">
            <text:p>45.6045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9-09-2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7:33.083761" calcext:value-type="date">
            <text:p>2017-08-30 00:07: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Duenas16</text:p>
          </table:table-cell>
          <table:table-cell office:value-type="string" calcext:value-type="string">
            <text:p>sean.duenas@test.com</text:p>
          </table:table-cell>
          <table:table-cell office:value-type="string" calcext:value-type="string">
            <text:p>$2y$11$ExkkA.4aaCTnRHH8JjtH8uf/S8Wyk71vrAh5lwxcHIzzM/esKkZt6</text:p>
          </table:table-cell>
          <table:table-cell office:value-type="date" office:date-value="2017-08-30T00:07:43.95375" calcext:value-type="date">
            <text:p>2017-08-30 00:0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Duena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4 rue Clement Marot</text:p>
          </table:table-cell>
          <table:table-cell office:value-type="float" office:value="33600" calcext:value-type="float">
            <text:p>33600</text:p>
          </table:table-cell>
          <table:table-cell office:value-type="string" calcext:value-type="string">
            <text:p>05.88.37.58.47</text:p>
          </table:table-cell>
          <table:table-cell office:value-type="float" office:value="-0.604395" calcext:value-type="float">
            <text:p>-0.604395</text:p>
          </table:table-cell>
          <table:table-cell office:value-type="float" office:value="44.759968" calcext:value-type="float">
            <text:p>44.75996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1-02-12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8:32.801039" calcext:value-type="date">
            <text:p>2017-08-30 00:08: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Ibrahim23</text:p>
          </table:table-cell>
          <table:table-cell office:value-type="string" calcext:value-type="string">
            <text:p>rosemary.ibrahim@test.com</text:p>
          </table:table-cell>
          <table:table-cell office:value-type="string" calcext:value-type="string">
            <text:p>$2y$11$RLKtT07lZXwy2DozIq76hOiN8LsGft2XTF3190d2fb649X1R4EBw.</text:p>
          </table:table-cell>
          <table:table-cell office:value-type="date" office:date-value="2017-08-30T00:08:44.434914" calcext:value-type="date">
            <text:p>2017-08-30 00:0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Ibrahi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5 Rue Hubert de Lisle</text:p>
          </table:table-cell>
          <table:table-cell office:value-type="float" office:value="56100" calcext:value-type="float">
            <text:p>56100</text:p>
          </table:table-cell>
          <table:table-cell office:value-type="string" calcext:value-type="string">
            <text:p>02.51.20.07.74</text:p>
          </table:table-cell>
          <table:table-cell office:value-type="float" office:value="-3.351258" calcext:value-type="float">
            <text:p>-3.351258</text:p>
          </table:table-cell>
          <table:table-cell office:value-type="float" office:value="47.734053" calcext:value-type="float">
            <text:p>47.73405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9-07-2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09:32.518316" calcext:value-type="date">
            <text:p>2017-08-30 00:09: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Prioleau57</text:p>
          </table:table-cell>
          <table:table-cell office:value-type="string" calcext:value-type="string">
            <text:p>ludie.prioleau@test.com</text:p>
          </table:table-cell>
          <table:table-cell office:value-type="string" calcext:value-type="string">
            <text:p>$2y$11$98QEFHBwJOrBwPXBa765T.Ya7n8DE61py1t39KdRWnkoZ6/ftccE6</text:p>
          </table:table-cell>
          <table:table-cell office:value-type="date" office:date-value="2017-08-30T00:09:44.916078" calcext:value-type="date">
            <text:p>2017-08-30 00:09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die</text:p>
          </table:table-cell>
          <table:table-cell office:value-type="string" calcext:value-type="string">
            <text:p>Priol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0 rue Gouin de Beauchesne</text:p>
          </table:table-cell>
          <table:table-cell office:value-type="float" office:value="93400" calcext:value-type="float">
            <text:p>93400</text:p>
          </table:table-cell>
          <table:table-cell office:value-type="string" calcext:value-type="string">
            <text:p>01.10.69.47.55</text:p>
          </table:table-cell>
          <table:table-cell office:value-type="float" office:value="2.329499" calcext:value-type="float">
            <text:p>2.329499</text:p>
          </table:table-cell>
          <table:table-cell office:value-type="float" office:value="48.979308" calcext:value-type="float">
            <text:p>48.97930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4-02-2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0:32.235593" calcext:value-type="date">
            <text:p>2017-08-30 00:10: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Robare95</text:p>
          </table:table-cell>
          <table:table-cell office:value-type="string" calcext:value-type="string">
            <text:p>youlanda.robare@test.com</text:p>
          </table:table-cell>
          <table:table-cell office:value-type="string" calcext:value-type="string">
            <text:p>$2y$11$0aexOoNDOEGFm8zWd.sV3..ted/gEZP31tX5XlBCYuSw53iVX6uCm</text:p>
          </table:table-cell>
          <table:table-cell office:value-type="date" office:date-value="2017-08-30T00:10:45.397242" calcext:value-type="date">
            <text:p>2017-08-30 00:10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landa</text:p>
          </table:table-cell>
          <table:table-cell office:value-type="string" calcext:value-type="string">
            <text:p>Roba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5 rue Porte d'Orange</text:p>
          </table:table-cell>
          <table:table-cell office:value-type="float" office:value="33150" calcext:value-type="float">
            <text:p>33150</text:p>
          </table:table-cell>
          <table:table-cell office:value-type="string" calcext:value-type="string">
            <text:p>05.71.34.75.79</text:p>
          </table:table-cell>
          <table:table-cell office:value-type="float" office:value="-0.613141" calcext:value-type="float">
            <text:p>-0.613141</text:p>
          </table:table-cell>
          <table:table-cell office:value-type="float" office:value="44.924347" calcext:value-type="float">
            <text:p>44.92434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36-05-2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1:31.95287" calcext:value-type="date">
            <text:p>2017-08-30 00:11: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Soja16</text:p>
          </table:table-cell>
          <table:table-cell office:value-type="string" calcext:value-type="string">
            <text:p>britteny.soja@test.com</text:p>
          </table:table-cell>
          <table:table-cell office:value-type="string" calcext:value-type="string">
            <text:p>$2y$11$sRI4mRNfzMqIZFTYHE42xe9DI.S/KD9iCwEk12dR4N0h21.ko8jXe</text:p>
          </table:table-cell>
          <table:table-cell office:value-type="date" office:date-value="2017-08-30T00:11:45.878406" calcext:value-type="date">
            <text:p>2017-08-30 00:11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teny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 Rue de la Pomp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04.13.95.52.46</text:p>
          </table:table-cell>
          <table:table-cell office:value-type="float" office:value="5.704973" calcext:value-type="float">
            <text:p>5.704973</text:p>
          </table:table-cell>
          <table:table-cell office:value-type="float" office:value="43.896779" calcext:value-type="float">
            <text:p>43.89677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78-03-24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2:31.670148" calcext:value-type="date">
            <text:p>2017-08-30 00:12: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Demo91</text:p>
          </table:table-cell>
          <table:table-cell office:value-type="string" calcext:value-type="string">
            <text:p>leora.demo@test.com</text:p>
          </table:table-cell>
          <table:table-cell office:value-type="string" calcext:value-type="string">
            <text:p>$2y$11$IIq6ZsklFmgPZaH5gFVq2uIlqWBqxibGBC646Iphj21tKEoDuXklS</text:p>
          </table:table-cell>
          <table:table-cell office:value-type="date" office:date-value="2017-08-30T00:12:46.35957" calcext:value-type="date">
            <text:p>2017-08-30 00:12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ra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9 rue Lenotre</text:p>
          </table:table-cell>
          <table:table-cell office:value-type="float" office:value="35200" calcext:value-type="float">
            <text:p>35200</text:p>
          </table:table-cell>
          <table:table-cell office:value-type="string" calcext:value-type="string">
            <text:p>02.68.81.56.45</text:p>
          </table:table-cell>
          <table:table-cell office:value-type="float" office:value="-1.773478" calcext:value-type="float">
            <text:p>-1.773478</text:p>
          </table:table-cell>
          <table:table-cell office:value-type="float" office:value="48.064687" calcext:value-type="float">
            <text:p>48.06468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51-09-1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3:31.387425" calcext:value-type="date">
            <text:p>2017-08-30 00:13: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WBuford37</text:p>
          </table:table-cell>
          <table:table-cell office:value-type="string" calcext:value-type="string">
            <text:p>wan.buford@test.com</text:p>
          </table:table-cell>
          <table:table-cell office:value-type="string" calcext:value-type="string">
            <text:p>$2y$11$NKhyiljRIOecUshG9NRXDOJ2SjprlUBDaFMCHABIvq7B0GesbNrTS</text:p>
          </table:table-cell>
          <table:table-cell office:value-type="date" office:date-value="2017-08-30T00:13:46.840733" calcext:value-type="date">
            <text:p>2017-08-30 00:1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Bufo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4 Rue Roussy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02.93.70.75.29</text:p>
          </table:table-cell>
          <table:table-cell office:value-type="float" office:value="1.849777" calcext:value-type="float">
            <text:p>1.849777</text:p>
          </table:table-cell>
          <table:table-cell office:value-type="float" office:value="47.981584" calcext:value-type="float">
            <text:p>47.98158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47-12-0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4:31.104702" calcext:value-type="date">
            <text:p>2017-08-30 00:14: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Oquendo76</text:p>
          </table:table-cell>
          <table:table-cell office:value-type="string" calcext:value-type="string">
            <text:p>franklyn.oquendo@test.com</text:p>
          </table:table-cell>
          <table:table-cell office:value-type="string" calcext:value-type="string">
            <text:p>$2y$11$J/M7y2HEff0ky3jImOV4TeAF8A9Rg01aTr6pyyBb2tP64JwkC8GLq</text:p>
          </table:table-cell>
          <table:table-cell office:value-type="date" office:date-value="2017-08-30T00:14:47.321898" calcext:value-type="date">
            <text:p>2017-08-30 00:1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Oquend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4 rue de Raymond Poincaré</text:p>
          </table:table-cell>
          <table:table-cell office:value-type="float" office:value="93330" calcext:value-type="float">
            <text:p>93330</text:p>
          </table:table-cell>
          <table:table-cell office:value-type="string" calcext:value-type="string">
            <text:p>01.35.14.18.77</text:p>
          </table:table-cell>
          <table:table-cell office:value-type="float" office:value="2.484175" calcext:value-type="float">
            <text:p>2.484175</text:p>
          </table:table-cell>
          <table:table-cell office:value-type="float" office:value="48.879604" calcext:value-type="float">
            <text:p>48.87960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2-08-2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5:30.821979" calcext:value-type="date">
            <text:p>2017-08-30 00:15: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Noggle27</text:p>
          </table:table-cell>
          <table:table-cell office:value-type="string" calcext:value-type="string">
            <text:p>sacha.noggle@test.com</text:p>
          </table:table-cell>
          <table:table-cell office:value-type="string" calcext:value-type="string">
            <text:p>$2y$11$j5H.itaG8Q2pHv8B4B1K3.RNcvY/9I3XDfQizOQnSl3jwREH9WjeG</text:p>
          </table:table-cell>
          <table:table-cell office:value-type="date" office:date-value="2017-08-30T00:15:47.803061" calcext:value-type="date">
            <text:p>2017-08-30 00:15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a</text:p>
          </table:table-cell>
          <table:table-cell office:value-type="string" calcext:value-type="string">
            <text:p>Noggl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4 rue des Nations Unies</text:p>
          </table:table-cell>
          <table:table-cell office:value-type="float" office:value="92210" calcext:value-type="float">
            <text:p>92210</text:p>
          </table:table-cell>
          <table:table-cell office:value-type="string" calcext:value-type="string">
            <text:p>01.58.98.30.37</text:p>
          </table:table-cell>
          <table:table-cell office:value-type="float" office:value="2.116229" calcext:value-type="float">
            <text:p>2.116229</text:p>
          </table:table-cell>
          <table:table-cell office:value-type="float" office:value="48.885194" calcext:value-type="float">
            <text:p>48.88519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75-05-0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6:30.539257" calcext:value-type="date">
            <text:p>2017-08-30 00:16: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enorio53</text:p>
          </table:table-cell>
          <table:table-cell office:value-type="string" calcext:value-type="string">
            <text:p>sherlene.tenorio@test.com</text:p>
          </table:table-cell>
          <table:table-cell office:value-type="string" calcext:value-type="string">
            <text:p>$2y$11$JnPF1rJSk8Q2l2ciXfdxPOMRnrEE.aNtaSn/PSXdCvkyeejK7R/5O</text:p>
          </table:table-cell>
          <table:table-cell office:value-type="date" office:date-value="2017-08-30T00:16:48.284225" calcext:value-type="date">
            <text:p>2017-08-30 00:16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rlene</text:p>
          </table:table-cell>
          <table:table-cell office:value-type="string" calcext:value-type="string">
            <text:p>Tenor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6 Rue de Strasbourg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04.97.41.64.97</text:p>
          </table:table-cell>
          <table:table-cell office:value-type="float" office:value="3.154248" calcext:value-type="float">
            <text:p>3.154248</text:p>
          </table:table-cell>
          <table:table-cell office:value-type="float" office:value="45.710242" calcext:value-type="float">
            <text:p>45.71024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92-02-0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7:30.256534" calcext:value-type="date">
            <text:p>2017-08-30 00:17: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Gartner85</text:p>
          </table:table-cell>
          <table:table-cell office:value-type="string" calcext:value-type="string">
            <text:p>michel.gartner@test.com</text:p>
          </table:table-cell>
          <table:table-cell office:value-type="string" calcext:value-type="string">
            <text:p>$2y$11$xlBWcGKunCp95ITdU3nf..OeqeTVJkmzSk8BjLLf6Vs8zY9kLWGva</text:p>
          </table:table-cell>
          <table:table-cell office:value-type="date" office:date-value="2017-08-30T00:17:48.765388" calcext:value-type="date">
            <text:p>2017-08-30 00:1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artn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9 rue Grande Fusterie</text:p>
          </table:table-cell>
          <table:table-cell office:value-type="float" office:value="91220" calcext:value-type="float">
            <text:p>91220</text:p>
          </table:table-cell>
          <table:table-cell office:value-type="string" calcext:value-type="string">
            <text:p>01.64.70.44.04</text:p>
          </table:table-cell>
          <table:table-cell office:value-type="float" office:value="2.257694" calcext:value-type="float">
            <text:p>2.257694</text:p>
          </table:table-cell>
          <table:table-cell office:value-type="float" office:value="48.648125" calcext:value-type="float">
            <text:p>48.64812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78-03-2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8:29.973811" calcext:value-type="date">
            <text:p>2017-08-30 00:18: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Briese76</text:p>
          </table:table-cell>
          <table:table-cell office:value-type="string" calcext:value-type="string">
            <text:p>polly.briese@test.com</text:p>
          </table:table-cell>
          <table:table-cell office:value-type="string" calcext:value-type="string">
            <text:p>$2y$11$oDybQcNvK84ixJ9fQLAmAuOeCbo5rWvDzpiNiSe5MEYe/OefCfUxi</text:p>
          </table:table-cell>
          <table:table-cell office:value-type="date" office:date-value="2017-08-30T00:18:49.246552" calcext:value-type="date">
            <text:p>2017-08-30 00:18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ly</text:p>
          </table:table-cell>
          <table:table-cell office:value-type="string" calcext:value-type="string">
            <text:p>Brie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1 Rue de la Pompe</text:p>
          </table:table-cell>
          <table:table-cell office:value-type="float" office:value="59700" calcext:value-type="float">
            <text:p>59700</text:p>
          </table:table-cell>
          <table:table-cell office:value-type="string" calcext:value-type="string">
            <text:p>03.17.72.83.99</text:p>
          </table:table-cell>
          <table:table-cell office:value-type="float" office:value="3.096624" calcext:value-type="float">
            <text:p>3.096624</text:p>
          </table:table-cell>
          <table:table-cell office:value-type="float" office:value="50.566975" calcext:value-type="float">
            <text:p>50.56697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8-07-3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19:29.691088" calcext:value-type="date">
            <text:p>2017-08-30 00:19:3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Metzgar49</text:p>
          </table:table-cell>
          <table:table-cell office:value-type="string" calcext:value-type="string">
            <text:p>kiley.metzgar@test.com</text:p>
          </table:table-cell>
          <table:table-cell office:value-type="string" calcext:value-type="string">
            <text:p>$2y$11$vQ9ks/IritkdnwOh.JaOVuWXEHQh8vti9l5tzQ/td1gOxY.Vq/gsy</text:p>
          </table:table-cell>
          <table:table-cell office:value-type="date" office:date-value="2017-08-30T00:19:49.727716" calcext:value-type="date">
            <text:p>2017-08-30 00:19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ey</text:p>
          </table:table-cell>
          <table:table-cell office:value-type="string" calcext:value-type="string">
            <text:p>Metzga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3 rue de Geneve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03.77.51.52.68</text:p>
          </table:table-cell>
          <table:table-cell office:value-type="float" office:value="2.349829" calcext:value-type="float">
            <text:p>2.349829</text:p>
          </table:table-cell>
          <table:table-cell office:value-type="float" office:value="49.972086" calcext:value-type="float">
            <text:p>49.97208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2-06-2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0:29.408365" calcext:value-type="date">
            <text:p>2017-08-30 00:20: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Olaughlin62</text:p>
          </table:table-cell>
          <table:table-cell office:value-type="string" calcext:value-type="string">
            <text:p>tona.olaughlin@test.com</text:p>
          </table:table-cell>
          <table:table-cell office:value-type="string" calcext:value-type="string">
            <text:p>$2y$11$40oG6ziz/OIJEa3uf2QvWOjg1Reh4IS/OVMF5OXz1CPeBqRaS0Gxa</text:p>
          </table:table-cell>
          <table:table-cell office:value-type="date" office:date-value="2017-08-30T00:20:50.20888" calcext:value-type="date">
            <text:p>2017-08-30 00:20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Olaughli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6 Cours Marechal-Joffre</text:p>
          </table:table-cell>
          <table:table-cell office:value-type="float" office:value="95170" calcext:value-type="float">
            <text:p>95170</text:p>
          </table:table-cell>
          <table:table-cell office:value-type="string" calcext:value-type="string">
            <text:p>01.19.14.72.13</text:p>
          </table:table-cell>
          <table:table-cell office:value-type="float" office:value="2.322076" calcext:value-type="float">
            <text:p>2.322076</text:p>
          </table:table-cell>
          <table:table-cell office:value-type="float" office:value="48.987177" calcext:value-type="float">
            <text:p>48.98717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4-06-0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1:29.125643" calcext:value-type="date">
            <text:p>2017-08-30 00:21: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Kass43</text:p>
          </table:table-cell>
          <table:table-cell office:value-type="string" calcext:value-type="string">
            <text:p>earnestine.kass@test.com</text:p>
          </table:table-cell>
          <table:table-cell office:value-type="string" calcext:value-type="string">
            <text:p>$2y$11$cyRenlku4yEfcwgQtTcTYeqALnVrznU04Gft/R8QEvcj6so9RieyG</text:p>
          </table:table-cell>
          <table:table-cell office:value-type="date" office:date-value="2017-08-30T00:21:50.690044" calcext:value-type="date">
            <text:p>2017-08-30 00:21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estine</text:p>
          </table:table-cell>
          <table:table-cell office:value-type="string" calcext:value-type="string">
            <text:p>Kas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 Rue Frédéric Chopin</text:p>
          </table:table-cell>
          <table:table-cell office:value-type="float" office:value="44120" calcext:value-type="float">
            <text:p>44120</text:p>
          </table:table-cell>
          <table:table-cell office:value-type="string" calcext:value-type="string">
            <text:p>02.51.31.50.73</text:p>
          </table:table-cell>
          <table:table-cell office:value-type="float" office:value="-1.378176" calcext:value-type="float">
            <text:p>-1.378176</text:p>
          </table:table-cell>
          <table:table-cell office:value-type="float" office:value="47.173384" calcext:value-type="float">
            <text:p>47.17338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7-04-1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2:28.84292" calcext:value-type="date">
            <text:p>2017-08-30 00:22: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Santacruz8</text:p>
          </table:table-cell>
          <table:table-cell office:value-type="string" calcext:value-type="string">
            <text:p>adriene.santacruz@test.com</text:p>
          </table:table-cell>
          <table:table-cell office:value-type="string" calcext:value-type="string">
            <text:p>$2y$11$XN0p/QAtOpNx8CWxv0KkM.F33Y1Jj/5z1q3wAbF1DJUatXJfhFKaC</text:p>
          </table:table-cell>
          <table:table-cell office:value-type="date" office:date-value="2017-08-30T00:22:51.171208" calcext:value-type="date">
            <text:p>2017-08-30 00:22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iene</text:p>
          </table:table-cell>
          <table:table-cell office:value-type="string" calcext:value-type="string">
            <text:p>Santacruz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9 boulevard Albin Durand</text:p>
          </table:table-cell>
          <table:table-cell office:value-type="float" office:value="71100" calcext:value-type="float">
            <text:p>71100</text:p>
          </table:table-cell>
          <table:table-cell office:value-type="string" calcext:value-type="string">
            <text:p>03.28.61.87.31</text:p>
          </table:table-cell>
          <table:table-cell office:value-type="float" office:value="4.699699" calcext:value-type="float">
            <text:p>4.699699</text:p>
          </table:table-cell>
          <table:table-cell office:value-type="float" office:value="46.774515" calcext:value-type="float">
            <text:p>46.7745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84-01-1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3:28.560197" calcext:value-type="date">
            <text:p>2017-08-30 00:23: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Sanluis41</text:p>
          </table:table-cell>
          <table:table-cell office:value-type="string" calcext:value-type="string">
            <text:p>loriann.sanluis@test.com</text:p>
          </table:table-cell>
          <table:table-cell office:value-type="string" calcext:value-type="string">
            <text:p>$2y$11$zTFQRrahAwPuQ8TnUf65/O3HkeSq/jeQLmuQtcmNXSaWtLUjIa1Pi</text:p>
          </table:table-cell>
          <table:table-cell office:value-type="date" office:date-value="2017-08-30T00:23:51.652372" calcext:value-type="date">
            <text:p>2017-08-30 00:23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ann</text:p>
          </table:table-cell>
          <table:table-cell office:value-type="string" calcext:value-type="string">
            <text:p>Sanlu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1 avenue Jean Portali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3.25.43.85.78</text:p>
          </table:table-cell>
          <table:table-cell office:value-type="float" office:value="4.074269" calcext:value-type="float">
            <text:p>4.074269</text:p>
          </table:table-cell>
          <table:table-cell office:value-type="float" office:value="48.251282" calcext:value-type="float">
            <text:p>48.25128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87-08-1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4:28.277475" calcext:value-type="date">
            <text:p>2017-08-30 00:24: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Meraz32</text:p>
          </table:table-cell>
          <table:table-cell office:value-type="string" calcext:value-type="string">
            <text:p>richard.meraz@test.com</text:p>
          </table:table-cell>
          <table:table-cell office:value-type="string" calcext:value-type="string">
            <text:p>$2y$11$yBddQhoURbKMNqJ3593hLO7lx7/aheGllU.W2xSuvVe8xkjXtB7p.</text:p>
          </table:table-cell>
          <table:table-cell office:value-type="date" office:date-value="2017-08-30T00:24:52.133536" calcext:value-type="date">
            <text:p>2017-08-30 00:2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eraz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6 rue du Président Roosevelt</text:p>
          </table:table-cell>
          <table:table-cell office:value-type="float" office:value="67300" calcext:value-type="float">
            <text:p>67300</text:p>
          </table:table-cell>
          <table:table-cell office:value-type="string" calcext:value-type="string">
            <text:p>03.22.34.21.14</text:p>
          </table:table-cell>
          <table:table-cell office:value-type="float" office:value="7.720898" calcext:value-type="float">
            <text:p>7.720898</text:p>
          </table:table-cell>
          <table:table-cell office:value-type="float" office:value="48.616004" calcext:value-type="float">
            <text:p>48.61600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3-04-15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5:27.994752" calcext:value-type="date">
            <text:p>2017-08-30 00:25: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Roughton50</text:p>
          </table:table-cell>
          <table:table-cell office:value-type="string" calcext:value-type="string">
            <text:p>pricilla.roughton@test.com</text:p>
          </table:table-cell>
          <table:table-cell office:value-type="string" calcext:value-type="string">
            <text:p>$2y$11$7nFZd4BPWZ4SSKcqbNVzdeUGvTybfom04OAMrVDyrxFxJOaQj674.</text:p>
          </table:table-cell>
          <table:table-cell office:value-type="date" office:date-value="2017-08-30T00:25:52.614699" calcext:value-type="date">
            <text:p>2017-08-30 00:2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cilla</text:p>
          </table:table-cell>
          <table:table-cell office:value-type="string" calcext:value-type="string">
            <text:p>Rought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9 boulevard Bryas</text:p>
          </table:table-cell>
          <table:table-cell office:value-type="float" office:value="60100" calcext:value-type="float">
            <text:p>60100</text:p>
          </table:table-cell>
          <table:table-cell office:value-type="string" calcext:value-type="string">
            <text:p>03.22.38.24.21</text:p>
          </table:table-cell>
          <table:table-cell office:value-type="float" office:value="2.512034" calcext:value-type="float">
            <text:p>2.512034</text:p>
          </table:table-cell>
          <table:table-cell office:value-type="float" office:value="49.239966" calcext:value-type="float">
            <text:p>49.23996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45-08-1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6:27.712029" calcext:value-type="date">
            <text:p>2017-08-30 00:26: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Grieves100</text:p>
          </table:table-cell>
          <table:table-cell office:value-type="string" calcext:value-type="string">
            <text:p>patti.grieves@test.com</text:p>
          </table:table-cell>
          <table:table-cell office:value-type="string" calcext:value-type="string">
            <text:p>$2y$11$SHCnHufIWz2nPQQN.hXyDeDaqNcFWWI5TKnTMyi6Md8XulS6iAGY6</text:p>
          </table:table-cell>
          <table:table-cell office:value-type="date" office:date-value="2017-08-30T00:26:53.095863" calcext:value-type="date">
            <text:p>2017-08-30 00:26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Griev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9 Rue St Ferréol</text:p>
          </table:table-cell>
          <table:table-cell office:value-type="float" office:value="92360" calcext:value-type="float">
            <text:p>92360</text:p>
          </table:table-cell>
          <table:table-cell office:value-type="string" calcext:value-type="string">
            <text:p>01.03.47.81.12</text:p>
          </table:table-cell>
          <table:table-cell office:value-type="float" office:value="2.329102" calcext:value-type="float">
            <text:p>2.329102</text:p>
          </table:table-cell>
          <table:table-cell office:value-type="float" office:value="48.829337" calcext:value-type="float">
            <text:p>48.82933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51-03-02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7:27.429306" calcext:value-type="date">
            <text:p>2017-08-30 00:27: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Gervasi73</text:p>
          </table:table-cell>
          <table:table-cell office:value-type="string" calcext:value-type="string">
            <text:p>rina.gervasi@test.com</text:p>
          </table:table-cell>
          <table:table-cell office:value-type="string" calcext:value-type="string">
            <text:p>$2y$11$itrEIIOdHifVFrAMvLV3ge.yuyGzVxa6z6wo3s4hceuKGPuM0tJ7G</text:p>
          </table:table-cell>
          <table:table-cell office:value-type="date" office:date-value="2017-08-30T00:27:53.577027" calcext:value-type="date">
            <text:p>2017-08-30 00:2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a</text:p>
          </table:table-cell>
          <table:table-cell office:value-type="string" calcext:value-type="string">
            <text:p>Gervas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0 Rue du Palais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03.07.42.20.44</text:p>
          </table:table-cell>
          <table:table-cell office:value-type="float" office:value="3.86467" calcext:value-type="float">
            <text:p>3.86467</text:p>
          </table:table-cell>
          <table:table-cell office:value-type="float" office:value="49.058037" calcext:value-type="float">
            <text:p>49.05803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98-07-24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8:27.146583" calcext:value-type="date">
            <text:p>2017-08-30 00:28: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olsinger2</text:p>
          </table:table-cell>
          <table:table-cell office:value-type="string" calcext:value-type="string">
            <text:p>chase.holsinger@test.com</text:p>
          </table:table-cell>
          <table:table-cell office:value-type="string" calcext:value-type="string">
            <text:p>$2y$11$jSUfgoD7rvDh.Y9PpMzOueFKMepJ39KZJBxqoFR2.L32FSjbzmpbi</text:p>
          </table:table-cell>
          <table:table-cell office:value-type="date" office:date-value="2017-08-30T00:28:54.05819" calcext:value-type="date">
            <text:p>2017-08-30 00:2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Holsing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7 avenue Ferdinand de Lesseps</text:p>
          </table:table-cell>
          <table:table-cell office:value-type="float" office:value="33170" calcext:value-type="float">
            <text:p>33170</text:p>
          </table:table-cell>
          <table:table-cell office:value-type="string" calcext:value-type="string">
            <text:p>05.14.46.00.92</text:p>
          </table:table-cell>
          <table:table-cell office:value-type="float" office:value="-0.592131" calcext:value-type="float">
            <text:p>-0.592131</text:p>
          </table:table-cell>
          <table:table-cell office:value-type="float" office:value="44.724827" calcext:value-type="float">
            <text:p>44.72482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40-09-1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29:26.863861" calcext:value-type="date">
            <text:p>2017-08-30 00:29: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Driskill2</text:p>
          </table:table-cell>
          <table:table-cell office:value-type="string" calcext:value-type="string">
            <text:p>maryjane.driskill@test.com</text:p>
          </table:table-cell>
          <table:table-cell office:value-type="string" calcext:value-type="string">
            <text:p>$2y$11$0TPpvtpRBpS.hva2ArwDSujfqFCk6vALe98hxO3r7Tn6p.F8t0eH6</text:p>
          </table:table-cell>
          <table:table-cell office:value-type="date" office:date-value="2017-08-30T00:29:54.539354" calcext:value-type="date">
            <text:p>2017-08-30 00:29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yjane</text:p>
          </table:table-cell>
          <table:table-cell office:value-type="string" calcext:value-type="string">
            <text:p>Driski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0 rue des Coudriers</text:p>
          </table:table-cell>
          <table:table-cell office:value-type="float" office:value="31600" calcext:value-type="float">
            <text:p>31600</text:p>
          </table:table-cell>
          <table:table-cell office:value-type="string" calcext:value-type="string">
            <text:p>05.43.92.95.51</text:p>
          </table:table-cell>
          <table:table-cell office:value-type="float" office:value="1.291667" calcext:value-type="float">
            <text:p>1.291667</text:p>
          </table:table-cell>
          <table:table-cell office:value-type="float" office:value="43.435165" calcext:value-type="float">
            <text:p>43.43516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3-03-2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0:26.581137" calcext:value-type="date">
            <text:p>2017-08-30 00:30: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Stogner80</text:p>
          </table:table-cell>
          <table:table-cell office:value-type="string" calcext:value-type="string">
            <text:p>hope.stogner@test.com</text:p>
          </table:table-cell>
          <table:table-cell office:value-type="string" calcext:value-type="string">
            <text:p>$2y$11$ssGGjgmiO3MTQuUodaxhTuu2oRfd.1kCbIbRT7sxT3vjopI8kmCOK</text:p>
          </table:table-cell>
          <table:table-cell office:value-type="date" office:date-value="2017-08-30T00:30:55.020519" calcext:value-type="date">
            <text:p>2017-08-30 00:30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Stogn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4 rue Saint Germain</text:p>
          </table:table-cell>
          <table:table-cell office:value-type="float" office:value="93220" calcext:value-type="float">
            <text:p>93220</text:p>
          </table:table-cell>
          <table:table-cell office:value-type="string" calcext:value-type="string">
            <text:p>01.99.88.39.92</text:p>
          </table:table-cell>
          <table:table-cell office:value-type="float" office:value="2.631141" calcext:value-type="float">
            <text:p>2.631141</text:p>
          </table:table-cell>
          <table:table-cell office:value-type="float" office:value="48.91657" calcext:value-type="float">
            <text:p>48.9165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57-12-0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1:26.298414" calcext:value-type="date">
            <text:p>2017-08-30 00:31: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Hansard87</text:p>
          </table:table-cell>
          <table:table-cell office:value-type="string" calcext:value-type="string">
            <text:p>hollie.hansard@test.com</text:p>
          </table:table-cell>
          <table:table-cell office:value-type="string" calcext:value-type="string">
            <text:p>$2y$11$IXlkvzn1AazH84f0ocwXGunkTfUh4v8w0uJBANKQekMtKktp4ECIq</text:p>
          </table:table-cell>
          <table:table-cell office:value-type="date" office:date-value="2017-08-30T00:31:55.501682" calcext:value-type="date">
            <text:p>2017-08-30 00:31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lie</text:p>
          </table:table-cell>
          <table:table-cell office:value-type="string" calcext:value-type="string">
            <text:p>Hansar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 Rue du Palais</text:p>
          </table:table-cell>
          <table:table-cell office:value-type="float" office:value="93800" calcext:value-type="float">
            <text:p>93800</text:p>
          </table:table-cell>
          <table:table-cell office:value-type="string" calcext:value-type="string">
            <text:p>01.39.41.11.04</text:p>
          </table:table-cell>
          <table:table-cell office:value-type="float" office:value="2.263456" calcext:value-type="float">
            <text:p>2.263456</text:p>
          </table:table-cell>
          <table:table-cell office:value-type="float" office:value="48.939668" calcext:value-type="float">
            <text:p>48.93966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70-08-3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2:26.015692" calcext:value-type="date">
            <text:p>2017-08-30 00:32: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Gehlert23</text:p>
          </table:table-cell>
          <table:table-cell office:value-type="string" calcext:value-type="string">
            <text:p>milagro.gehlert@test.com</text:p>
          </table:table-cell>
          <table:table-cell office:value-type="string" calcext:value-type="string">
            <text:p>$2y$11$.ggPkApivSPaQHqhqv42LOUFiaYYIe5/JHf5HrQqRJiYjpdhmteuS</text:p>
          </table:table-cell>
          <table:table-cell office:value-type="date" office:date-value="2017-08-30T00:32:55.982845" calcext:value-type="date">
            <text:p>2017-08-30 00:32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Gehl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 Rue St Ferréol</text:p>
          </table:table-cell>
          <table:table-cell office:value-type="float" office:value="69330" calcext:value-type="float">
            <text:p>69330</text:p>
          </table:table-cell>
          <table:table-cell office:value-type="string" calcext:value-type="string">
            <text:p>04.23.95.65.15</text:p>
          </table:table-cell>
          <table:table-cell office:value-type="float" office:value="5.065617" calcext:value-type="float">
            <text:p>5.065617</text:p>
          </table:table-cell>
          <table:table-cell office:value-type="float" office:value="45.677489" calcext:value-type="float">
            <text:p>45.67748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77-03-2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3:25.732969" calcext:value-type="date">
            <text:p>2017-08-30 00:33: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Lockman67</text:p>
          </table:table-cell>
          <table:table-cell office:value-type="string" calcext:value-type="string">
            <text:p>brandon.lockman@test.com</text:p>
          </table:table-cell>
          <table:table-cell office:value-type="string" calcext:value-type="string">
            <text:p>$2y$11$ME/lHuXV0uVgQ5TXwXjBjuPWgszlEVlY2MTPiqRVyayKekc73fGcu</text:p>
          </table:table-cell>
          <table:table-cell office:value-type="date" office:date-value="2017-08-30T00:33:56.464009" calcext:value-type="date">
            <text:p>2017-08-30 00:3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Lockm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7 rue Sadi Carnot</text:p>
          </table:table-cell>
          <table:table-cell office:value-type="float" office:value="93600" calcext:value-type="float">
            <text:p>93600</text:p>
          </table:table-cell>
          <table:table-cell office:value-type="string" calcext:value-type="string">
            <text:p>01.14.83.17.63</text:p>
          </table:table-cell>
          <table:table-cell office:value-type="float" office:value="2.459939" calcext:value-type="float">
            <text:p>2.459939</text:p>
          </table:table-cell>
          <table:table-cell office:value-type="float" office:value="48.985244" calcext:value-type="float">
            <text:p>48.98524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1-08-1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4:25.450246" calcext:value-type="date">
            <text:p>2017-08-30 00:34: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Neighbors79</text:p>
          </table:table-cell>
          <table:table-cell office:value-type="string" calcext:value-type="string">
            <text:p>man.neighbors@test.com</text:p>
          </table:table-cell>
          <table:table-cell office:value-type="string" calcext:value-type="string">
            <text:p>$2y$11$5NyABCLaLQyY.hfe6rk9B.JLCs11uPwkN/w4c8DJUU3.ZLcPy3fYu</text:p>
          </table:table-cell>
          <table:table-cell office:value-type="date" office:date-value="2017-08-30T00:34:56.945173" calcext:value-type="date">
            <text:p>2017-08-30 00:3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Neighbo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2 rue Cazade</text:p>
          </table:table-cell>
          <table:table-cell office:value-type="float" office:value="93700" calcext:value-type="float">
            <text:p>93700</text:p>
          </table:table-cell>
          <table:table-cell office:value-type="string" calcext:value-type="string">
            <text:p>01.90.75.98.93</text:p>
          </table:table-cell>
          <table:table-cell office:value-type="float" office:value="2.402954" calcext:value-type="float">
            <text:p>2.402954</text:p>
          </table:table-cell>
          <table:table-cell office:value-type="float" office:value="48.851222" calcext:value-type="float">
            <text:p>48.85122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43-12-2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5:25.167523" calcext:value-type="date">
            <text:p>2017-08-30 00:35: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Granillo95</text:p>
          </table:table-cell>
          <table:table-cell office:value-type="string" calcext:value-type="string">
            <text:p>mimi.granillo@test.com</text:p>
          </table:table-cell>
          <table:table-cell office:value-type="string" calcext:value-type="string">
            <text:p>$2y$11$4BXvr1W1oAHWrOSbt4UuAeREMK2HzV1G8vHyzKxHs5BqNoD6OK0te</text:p>
          </table:table-cell>
          <table:table-cell office:value-type="date" office:date-value="2017-08-30T00:35:57.426337" calcext:value-type="date">
            <text:p>2017-08-30 00:3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Granill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6 avenue de Provence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02.89.98.00.45</text:p>
          </table:table-cell>
          <table:table-cell office:value-type="float" office:value="-2.845127" calcext:value-type="float">
            <text:p>-2.845127</text:p>
          </table:table-cell>
          <table:table-cell office:value-type="float" office:value="47.69766" calcext:value-type="float">
            <text:p>47.6976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6-07-1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6:24.884801" calcext:value-type="date">
            <text:p>2017-08-30 00:36: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Toothman14</text:p>
          </table:table-cell>
          <table:table-cell office:value-type="string" calcext:value-type="string">
            <text:p>don.toothman@test.com</text:p>
          </table:table-cell>
          <table:table-cell office:value-type="string" calcext:value-type="string">
            <text:p>$2y$11$6bhiRVzh6LRQkE95Gy1Ej.chOnIr/K1VN/5idv8ktOsRg2/yEK7Ti</text:p>
          </table:table-cell>
          <table:table-cell office:value-type="date" office:date-value="2017-08-30T00:36:57.907501" calcext:value-type="date">
            <text:p>2017-08-30 00:36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Toothm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 rue Jean Vilar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03.21.60.24.95</text:p>
          </table:table-cell>
          <table:table-cell office:value-type="float" office:value="2.050065" calcext:value-type="float">
            <text:p>2.050065</text:p>
          </table:table-cell>
          <table:table-cell office:value-type="float" office:value="49.367463" calcext:value-type="float">
            <text:p>49.3674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4-06-2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7:24.602078" calcext:value-type="date">
            <text:p>2017-08-30 00:37: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Lunde15</text:p>
          </table:table-cell>
          <table:table-cell office:value-type="string" calcext:value-type="string">
            <text:p>karisa.lunde@test.com</text:p>
          </table:table-cell>
          <table:table-cell office:value-type="string" calcext:value-type="string">
            <text:p>$2y$11$aK4Ec1oSWGMSkJE6gKp3ZetU6GMA7j9TnLRA1NxKZjbZ9eXCkA/XW</text:p>
          </table:table-cell>
          <table:table-cell office:value-type="date" office:date-value="2017-08-30T00:37:58.388665" calcext:value-type="date">
            <text:p>2017-08-30 00:3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sa</text:p>
          </table:table-cell>
          <table:table-cell office:value-type="string" calcext:value-type="string">
            <text:p>Lund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6 Quai des Belges</text:p>
          </table:table-cell>
          <table:table-cell office:value-type="float" office:value="77100" calcext:value-type="float">
            <text:p>77100</text:p>
          </table:table-cell>
          <table:table-cell office:value-type="string" calcext:value-type="string">
            <text:p>01.88.83.80.39</text:p>
          </table:table-cell>
          <table:table-cell office:value-type="float" office:value="2.936068" calcext:value-type="float">
            <text:p>2.936068</text:p>
          </table:table-cell>
          <table:table-cell office:value-type="float" office:value="48.988512" calcext:value-type="float">
            <text:p>48.9885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33-09-25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8:24.319355" calcext:value-type="date">
            <text:p>2017-08-30 00:38: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Delpozo22</text:p>
          </table:table-cell>
          <table:table-cell office:value-type="string" calcext:value-type="string">
            <text:p>judith.delpozo@test.com</text:p>
          </table:table-cell>
          <table:table-cell office:value-type="string" calcext:value-type="string">
            <text:p>$2y$11$QQiqjWwDq90hG8Z1Plo7WecnRTZPUsqwGlptlXsGTPszfqBwnZXQ.</text:p>
          </table:table-cell>
          <table:table-cell office:value-type="date" office:date-value="2017-08-30T00:38:58.869829" calcext:value-type="date">
            <text:p>2017-08-30 00:38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Delpoz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8 Avenue Millies Lacroix</text:p>
          </table:table-cell>
          <table:table-cell office:value-type="float" office:value="97610" calcext:value-type="float">
            <text:p>97610</text:p>
          </table:table-cell>
          <table:table-cell office:value-type="string" calcext:value-type="string">
            <text:p>02.49.49.29.91</text:p>
          </table:table-cell>
          <table:table-cell office:value-type="float" office:value="45.186036" calcext:value-type="float">
            <text:p>45.186036</text:p>
          </table:table-cell>
          <table:table-cell office:value-type="float" office:value="-12.686501" calcext:value-type="float">
            <text:p>-12.68650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7-01-12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39:24.036632" calcext:value-type="date">
            <text:p>2017-08-30 00:39: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Slater44</text:p>
          </table:table-cell>
          <table:table-cell office:value-type="string" calcext:value-type="string">
            <text:p>numbers.slater@test.com</text:p>
          </table:table-cell>
          <table:table-cell office:value-type="string" calcext:value-type="string">
            <text:p>$2y$11$I2D8j6LQkzbJh4pDq3oBvuI59OMPA3OhpVB3MbrhKUx58UxjSIufC</text:p>
          </table:table-cell>
          <table:table-cell office:value-type="date" office:date-value="2017-08-30T00:39:59.350992" calcext:value-type="date">
            <text:p>2017-08-30 00:39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Slat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9 rue Porte d'Orange</text:p>
          </table:table-cell>
          <table:table-cell office:value-type="float" office:value="84300" calcext:value-type="float">
            <text:p>84300</text:p>
          </table:table-cell>
          <table:table-cell office:value-type="string" calcext:value-type="string">
            <text:p>04.55.99.56.09</text:p>
          </table:table-cell>
          <table:table-cell office:value-type="float" office:value="5.038959" calcext:value-type="float">
            <text:p>5.038959</text:p>
          </table:table-cell>
          <table:table-cell office:value-type="float" office:value="43.81207" calcext:value-type="float">
            <text:p>43.8120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3-01-24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0:23.75391" calcext:value-type="date">
            <text:p>2017-08-30 00:40: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Baum6</text:p>
          </table:table-cell>
          <table:table-cell office:value-type="string" calcext:value-type="string">
            <text:p>marilyn.baum@test.com</text:p>
          </table:table-cell>
          <table:table-cell office:value-type="string" calcext:value-type="string">
            <text:p>$2y$11$B0dp6hMwFhfTc8ZcQZ55P.2Z8IMIixzRg/xJX4WgJl0kV29AKvGfC</text:p>
          </table:table-cell>
          <table:table-cell office:value-type="date" office:date-value="2017-08-30T00:40:59.832156" calcext:value-type="date">
            <text:p>2017-08-30 00:4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7 rue Descartes</text:p>
          </table:table-cell>
          <table:table-cell office:value-type="float" office:value="67100" calcext:value-type="float">
            <text:p>67100</text:p>
          </table:table-cell>
          <table:table-cell office:value-type="string" calcext:value-type="string">
            <text:p>03.26.64.14.73</text:p>
          </table:table-cell>
          <table:table-cell office:value-type="float" office:value="7.669457" calcext:value-type="float">
            <text:p>7.669457</text:p>
          </table:table-cell>
          <table:table-cell office:value-type="float" office:value="48.503907" calcext:value-type="float">
            <text:p>48.50390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0-11-3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1:23.471187" calcext:value-type="date">
            <text:p>2017-08-30 00:41: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Silvers28</text:p>
          </table:table-cell>
          <table:table-cell office:value-type="string" calcext:value-type="string">
            <text:p>nevada.silvers@test.com</text:p>
          </table:table-cell>
          <table:table-cell office:value-type="string" calcext:value-type="string">
            <text:p>$2y$11$CgkJ8mgfEkz6j9Z.l/W5vOj2XaKo6zu09/DaOl8gh3Se.5ckf2j9y</text:p>
          </table:table-cell>
          <table:table-cell office:value-type="date" office:date-value="2017-08-30T00:42:00.31332" calcext:value-type="date">
            <text:p>2017-08-30 00:42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Silv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 rue de la République</text:p>
          </table:table-cell>
          <table:table-cell office:value-type="float" office:value="69002" calcext:value-type="float">
            <text:p>69002</text:p>
          </table:table-cell>
          <table:table-cell office:value-type="string" calcext:value-type="string">
            <text:p>04.28.91.61.84</text:p>
          </table:table-cell>
          <table:table-cell office:value-type="float" office:value="4.87978" calcext:value-type="float">
            <text:p>4.87978</text:p>
          </table:table-cell>
          <table:table-cell office:value-type="float" office:value="45.80534" calcext:value-type="float">
            <text:p>45.80534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58-10-2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2:23.188464" calcext:value-type="date">
            <text:p>2017-08-30 00:42: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Tibbits51</text:p>
          </table:table-cell>
          <table:table-cell office:value-type="string" calcext:value-type="string">
            <text:p>davina.tibbits@test.com</text:p>
          </table:table-cell>
          <table:table-cell office:value-type="string" calcext:value-type="string">
            <text:p>$2y$11$R6SXYF9T4UFOAAWY3wA2N.TJ1vWnGoeoZBXuMaqFgfAFmFj/CXhca</text:p>
          </table:table-cell>
          <table:table-cell office:value-type="date" office:date-value="2017-08-30T00:43:00.794484" calcext:value-type="date">
            <text:p>2017-08-30 00:4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na</text:p>
          </table:table-cell>
          <table:table-cell office:value-type="string" calcext:value-type="string">
            <text:p>Tibbit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8 rue Charles Corbeau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05.16.68.90.19</text:p>
          </table:table-cell>
          <table:table-cell office:value-type="float" office:value="1.658824" calcext:value-type="float">
            <text:p>1.658824</text:p>
          </table:table-cell>
          <table:table-cell office:value-type="float" office:value="42.919719" calcext:value-type="float">
            <text:p>42.91971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89-12-0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3:22.905741" calcext:value-type="date">
            <text:p>2017-08-30 00:43: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Rivera82</text:p>
          </table:table-cell>
          <table:table-cell office:value-type="string" calcext:value-type="string">
            <text:p>dora.rivera@test.com</text:p>
          </table:table-cell>
          <table:table-cell office:value-type="string" calcext:value-type="string">
            <text:p>$2y$11$mIkvjL1faVWdqJrap/myLuOG5p8JQZCacsvnWbOltptQtGm8jglXO</text:p>
          </table:table-cell>
          <table:table-cell office:value-type="date" office:date-value="2017-08-30T00:44:01.275647" calcext:value-type="date">
            <text:p>2017-08-30 00:44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6 rue Cazade</text:p>
          </table:table-cell>
          <table:table-cell office:value-type="float" office:value="91210" calcext:value-type="float">
            <text:p>91210</text:p>
          </table:table-cell>
          <table:table-cell office:value-type="string" calcext:value-type="string">
            <text:p>01.65.42.40.09</text:p>
          </table:table-cell>
          <table:table-cell office:value-type="float" office:value="2.356425" calcext:value-type="float">
            <text:p>2.356425</text:p>
          </table:table-cell>
          <table:table-cell office:value-type="float" office:value="48.603812" calcext:value-type="float">
            <text:p>48.6038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0-04-0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4:22.623019" calcext:value-type="date">
            <text:p>2017-08-30 00:44: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Fremont31</text:p>
          </table:table-cell>
          <table:table-cell office:value-type="string" calcext:value-type="string">
            <text:p>adell.fremont@test.com</text:p>
          </table:table-cell>
          <table:table-cell office:value-type="string" calcext:value-type="string">
            <text:p>$2y$11$2dlJ6Ka9YIV1KxkKJsfojebK2FPiggNEQCDOyt8A071NP4GixSJZi</text:p>
          </table:table-cell>
          <table:table-cell office:value-type="date" office:date-value="2017-08-30T00:45:01.756811" calcext:value-type="date">
            <text:p>2017-08-30 00:45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ell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8 avenue de Provence</text:p>
          </table:table-cell>
          <table:table-cell office:value-type="float" office:value="56000" calcext:value-type="float">
            <text:p>56000</text:p>
          </table:table-cell>
          <table:table-cell office:value-type="string" calcext:value-type="string">
            <text:p>02.01.39.34.14</text:p>
          </table:table-cell>
          <table:table-cell office:value-type="float" office:value="-2.792198" calcext:value-type="float">
            <text:p>-2.792198</text:p>
          </table:table-cell>
          <table:table-cell office:value-type="float" office:value="47.60743" calcext:value-type="float">
            <text:p>47.6074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57-10-2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5:22.340296" calcext:value-type="date">
            <text:p>2017-08-30 00:45: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Jenny41</text:p>
          </table:table-cell>
          <table:table-cell office:value-type="string" calcext:value-type="string">
            <text:p>francesca.jenny@test.com</text:p>
          </table:table-cell>
          <table:table-cell office:value-type="string" calcext:value-type="string">
            <text:p>$2y$11$pkWcjpV00RjWgIIyCKgbyOEQzSPSl9b4TJRGFZL3P3wOHjzESSSZm</text:p>
          </table:table-cell>
          <table:table-cell office:value-type="date" office:date-value="2017-08-30T00:46:02.237975" calcext:value-type="date">
            <text:p>2017-08-30 00:4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6 Rue de Strasbourg</text:p>
          </table:table-cell>
          <table:table-cell office:value-type="float" office:value="63100" calcext:value-type="float">
            <text:p>63100</text:p>
          </table:table-cell>
          <table:table-cell office:value-type="string" calcext:value-type="string">
            <text:p>04.74.61.90.37</text:p>
          </table:table-cell>
          <table:table-cell office:value-type="float" office:value="3.00571" calcext:value-type="float">
            <text:p>3.00571</text:p>
          </table:table-cell>
          <table:table-cell office:value-type="float" office:value="45.807093" calcext:value-type="float">
            <text:p>45.80709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3-11-1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6:22.057573" calcext:value-type="date">
            <text:p>2017-08-30 00:46: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Starling78</text:p>
          </table:table-cell>
          <table:table-cell office:value-type="string" calcext:value-type="string">
            <text:p>isabel.starling@test.com</text:p>
          </table:table-cell>
          <table:table-cell office:value-type="string" calcext:value-type="string">
            <text:p>$2y$11$OWShRWi/VKNSigYYQkQOU.mJamqiWHF5RUvk.LSXelsmtDtxCstsO</text:p>
          </table:table-cell>
          <table:table-cell office:value-type="date" office:date-value="2017-08-30T00:47:02.719139" calcext:value-type="date">
            <text:p>2017-08-30 00:4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Starling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6 rue Lenotre</text:p>
          </table:table-cell>
          <table:table-cell office:value-type="float" office:value="35200" calcext:value-type="float">
            <text:p>35200</text:p>
          </table:table-cell>
          <table:table-cell office:value-type="string" calcext:value-type="string">
            <text:p>02.23.31.37.02</text:p>
          </table:table-cell>
          <table:table-cell office:value-type="float" office:value="-1.756378" calcext:value-type="float">
            <text:p>-1.756378</text:p>
          </table:table-cell>
          <table:table-cell office:value-type="float" office:value="48.057015" calcext:value-type="float">
            <text:p>48.05701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32-10-1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7:21.77485" calcext:value-type="date">
            <text:p>2017-08-30 00:47: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Crocket17</text:p>
          </table:table-cell>
          <table:table-cell office:value-type="string" calcext:value-type="string">
            <text:p>chia.crocket@test.com</text:p>
          </table:table-cell>
          <table:table-cell office:value-type="string" calcext:value-type="string">
            <text:p>$2y$11$SKYRdnahEEujDpjlh1KLIeI1.RTlMo7ZNkNB/1Ww6.sPSnTHy4iDS</text:p>
          </table:table-cell>
          <table:table-cell office:value-type="date" office:date-value="2017-08-30T00:48:03.200303" calcext:value-type="date">
            <text:p>2017-08-30 00:48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a</text:p>
          </table:table-cell>
          <table:table-cell office:value-type="string" calcext:value-type="string">
            <text:p>Crocke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0 rue Jean Vilar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03.30.69.03.26</text:p>
          </table:table-cell>
          <table:table-cell office:value-type="float" office:value="6.834303" calcext:value-type="float">
            <text:p>6.834303</text:p>
          </table:table-cell>
          <table:table-cell office:value-type="float" office:value="47.726285" calcext:value-type="float">
            <text:p>47.72628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71-07-1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8:21.492127" calcext:value-type="date">
            <text:p>2017-08-30 00:48: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Chacon45</text:p>
          </table:table-cell>
          <table:table-cell office:value-type="string" calcext:value-type="string">
            <text:p>beryl.chacon@test.com</text:p>
          </table:table-cell>
          <table:table-cell office:value-type="string" calcext:value-type="string">
            <text:p>$2y$11$fDKJm47boxqegUNc8c/.gePMHxbalclxFcyWTImpOSog5O2dA9NTq</text:p>
          </table:table-cell>
          <table:table-cell office:value-type="date" office:date-value="2017-08-30T00:49:03.681467" calcext:value-type="date">
            <text:p>2017-08-30 00:49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ac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9 rue La Boétie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01.00.05.29.99</text:p>
          </table:table-cell>
          <table:table-cell office:value-type="float" office:value="2.257887" calcext:value-type="float">
            <text:p>2.257887</text:p>
          </table:table-cell>
          <table:table-cell office:value-type="float" office:value="48.937222" calcext:value-type="float">
            <text:p>48.93722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48-06-2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49:21.209405" calcext:value-type="date">
            <text:p>2017-08-30 00:49: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Allgeier61</text:p>
          </table:table-cell>
          <table:table-cell office:value-type="string" calcext:value-type="string">
            <text:p>abel.allgeier@test.com</text:p>
          </table:table-cell>
          <table:table-cell office:value-type="string" calcext:value-type="string">
            <text:p>$2y$11$SSMv..4qvimVLE/Tba31uONbU9rSFOVONGiJnOhu/Yd5zXCPsXOZG</text:p>
          </table:table-cell>
          <table:table-cell office:value-type="date" office:date-value="2017-08-30T00:50:04.162631" calcext:value-type="date">
            <text:p>2017-08-30 00:50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Allgei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5 rue du Clair Bocage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02.75.92.40.46</text:p>
          </table:table-cell>
          <table:table-cell office:value-type="float" office:value="-1.50618" calcext:value-type="float">
            <text:p>-1.50618</text:p>
          </table:table-cell>
          <table:table-cell office:value-type="float" office:value="46.642321" calcext:value-type="float">
            <text:p>46.64232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33-02-0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0:20.926682" calcext:value-type="date">
            <text:p>2017-08-30 00:50: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Bosco78</text:p>
          </table:table-cell>
          <table:table-cell office:value-type="string" calcext:value-type="string">
            <text:p>dagmar.bosco@test.com</text:p>
          </table:table-cell>
          <table:table-cell office:value-type="string" calcext:value-type="string">
            <text:p>$2y$11$QQnFKQqx0G2ltwcf/jxcOuZ7CI064nJ20jxqd1XjEcOuzHWJUHdqS</text:p>
          </table:table-cell>
          <table:table-cell office:value-type="date" office:date-value="2017-08-30T00:51:04.643795" calcext:value-type="date">
            <text:p>2017-08-30 00:51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gmar</text:p>
          </table:table-cell>
          <table:table-cell office:value-type="string" calcext:value-type="string">
            <text:p>Bosc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3 Chemin Des Bateliers</text:p>
          </table:table-cell>
          <table:table-cell office:value-type="float" office:value="49100" calcext:value-type="float">
            <text:p>49100</text:p>
          </table:table-cell>
          <table:table-cell office:value-type="string" calcext:value-type="string">
            <text:p>02.11.05.61.45</text:p>
          </table:table-cell>
          <table:table-cell office:value-type="float" office:value="-0.64817" calcext:value-type="float">
            <text:p>-0.64817</text:p>
          </table:table-cell>
          <table:table-cell office:value-type="float" office:value="47.382269" calcext:value-type="float">
            <text:p>47.38226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7-08-2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1:20.643959" calcext:value-type="date">
            <text:p>2017-08-30 00:51: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trohm69</text:p>
          </table:table-cell>
          <table:table-cell office:value-type="string" calcext:value-type="string">
            <text:p>alfonso.strohm@test.com</text:p>
          </table:table-cell>
          <table:table-cell office:value-type="string" calcext:value-type="string">
            <text:p>$2y$11$wr0/.SdnI8X9xMr/slcS0uskkvYNLy5XJGwdhPglMhu1ZH55Y2m4.</text:p>
          </table:table-cell>
          <table:table-cell office:value-type="date" office:date-value="2017-08-30T00:52:05.124958" calcext:value-type="date">
            <text:p>2017-08-30 00:52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onso</text:p>
          </table:table-cell>
          <table:table-cell office:value-type="string" calcext:value-type="string">
            <text:p>Strohm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4 Rue Frédéric Chopin</text:p>
          </table:table-cell>
          <table:table-cell office:value-type="float" office:value="27200" calcext:value-type="float">
            <text:p>27200</text:p>
          </table:table-cell>
          <table:table-cell office:value-type="string" calcext:value-type="string">
            <text:p>02.97.08.48.84</text:p>
          </table:table-cell>
          <table:table-cell office:value-type="float" office:value="1.526588" calcext:value-type="float">
            <text:p>1.526588</text:p>
          </table:table-cell>
          <table:table-cell office:value-type="float" office:value="49.067808" calcext:value-type="float">
            <text:p>49.06780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80-06-1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2:20.361236" calcext:value-type="date">
            <text:p>2017-08-30 00:52: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Livingston89</text:p>
          </table:table-cell>
          <table:table-cell office:value-type="string" calcext:value-type="string">
            <text:p>alesha.livingston@test.com</text:p>
          </table:table-cell>
          <table:table-cell office:value-type="string" calcext:value-type="string">
            <text:p>$2y$11$TQqwNgkElJnbc9p4GWczIuxs/GjbyGBt5ruGQ41TJ7zrjoUZOixWq</text:p>
          </table:table-cell>
          <table:table-cell office:value-type="date" office:date-value="2017-08-30T00:53:05.606122" calcext:value-type="date">
            <text:p>2017-08-30 00:53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sha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6 rue de Geneve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03.17.48.46.66</text:p>
          </table:table-cell>
          <table:table-cell office:value-type="float" office:value="2.259703" calcext:value-type="float">
            <text:p>2.259703</text:p>
          </table:table-cell>
          <table:table-cell office:value-type="float" office:value="49.882007" calcext:value-type="float">
            <text:p>49.88200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70-03-1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3:20.078514" calcext:value-type="date">
            <text:p>2017-08-30 00:53: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Sheen24</text:p>
          </table:table-cell>
          <table:table-cell office:value-type="string" calcext:value-type="string">
            <text:p>venita.sheen@test.com</text:p>
          </table:table-cell>
          <table:table-cell office:value-type="string" calcext:value-type="string">
            <text:p>$2y$11$s.KMpa71KXjE37P.k7COKe8E3cb.UdZMtX0Q7v94oA3G2ymHbwOSK</text:p>
          </table:table-cell>
          <table:table-cell office:value-type="date" office:date-value="2017-08-30T00:54:06.087286" calcext:value-type="date">
            <text:p>2017-08-30 00:54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ita</text:p>
          </table:table-cell>
          <table:table-cell office:value-type="string" calcext:value-type="string">
            <text:p>She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 Place de la Madelein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01.30.49.48.99</text:p>
          </table:table-cell>
          <table:table-cell office:value-type="float" office:value="2.414299" calcext:value-type="float">
            <text:p>2.414299</text:p>
          </table:table-cell>
          <table:table-cell office:value-type="float" office:value="48.787546" calcext:value-type="float">
            <text:p>48.78754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91-05-15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4:19.795791" calcext:value-type="date">
            <text:p>2017-08-30 00:54: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Pitts87</text:p>
          </table:table-cell>
          <table:table-cell office:value-type="string" calcext:value-type="string">
            <text:p>karima.pitts@test.com</text:p>
          </table:table-cell>
          <table:table-cell office:value-type="string" calcext:value-type="string">
            <text:p>$2y$11$4kCjsuho4S0A3qnWcYJfVO4qyxVR54tvfqB198Ar383I4iKFRY2QS</text:p>
          </table:table-cell>
          <table:table-cell office:value-type="date" office:date-value="2017-08-30T00:55:06.568449" calcext:value-type="date">
            <text:p>2017-08-30 00:5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ima</text:p>
          </table:table-cell>
          <table:table-cell office:value-type="string" calcext:value-type="string">
            <text:p>Pitt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16 rue du Général Ailleret</text:p>
          </table:table-cell>
          <table:table-cell office:value-type="float" office:value="97139" calcext:value-type="float">
            <text:p>97139</text:p>
          </table:table-cell>
          <table:table-cell office:value-type="string" calcext:value-type="string">
            <text:p>05.15.38.80.07</text:p>
          </table:table-cell>
          <table:table-cell office:value-type="float" office:value="1.740249" calcext:value-type="float">
            <text:p>1.740249</text:p>
          </table:table-cell>
          <table:table-cell office:value-type="float" office:value="47.03878" calcext:value-type="float">
            <text:p>47.0387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8-09-1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5:19.513068" calcext:value-type="date">
            <text:p>2017-08-30 00:55: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Hooten20</text:p>
          </table:table-cell>
          <table:table-cell office:value-type="string" calcext:value-type="string">
            <text:p>tristan.hooten@test.com</text:p>
          </table:table-cell>
          <table:table-cell office:value-type="string" calcext:value-type="string">
            <text:p>$2y$11$QrwVsup0RiRNeF8fGXp6XeNn3j.eVm3pVSKjU.Ie7IO4PGOQIYl1W</text:p>
          </table:table-cell>
          <table:table-cell office:value-type="date" office:date-value="2017-08-30T00:56:07.049613" calcext:value-type="date">
            <text:p>2017-08-30 00:56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Hoote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3 cours Franklin Roosevelt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04.92.99.39.20</text:p>
          </table:table-cell>
          <table:table-cell office:value-type="float" office:value="5.389512" calcext:value-type="float">
            <text:p>5.389512</text:p>
          </table:table-cell>
          <table:table-cell office:value-type="float" office:value="43.341028" calcext:value-type="float">
            <text:p>43.341028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33-07-0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6:19.230345" calcext:value-type="date">
            <text:p>2017-08-30 00:56: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Mcelrath5</text:p>
          </table:table-cell>
          <table:table-cell office:value-type="string" calcext:value-type="string">
            <text:p>gaston.mcelrath@test.com</text:p>
          </table:table-cell>
          <table:table-cell office:value-type="string" calcext:value-type="string">
            <text:p>$2y$11$dQL/JPC8Bjl0UwNENt.6BeZxOYTMV12hRvrRYbPdp/rDbiDkfo306</text:p>
          </table:table-cell>
          <table:table-cell office:value-type="date" office:date-value="2017-08-30T00:57:07.530776" calcext:value-type="date">
            <text:p>2017-08-30 00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Mcelrat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 cours Franklin Roosevelt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04.56.17.08.83</text:p>
          </table:table-cell>
          <table:table-cell office:value-type="float" office:value="5.395313" calcext:value-type="float">
            <text:p>5.395313</text:p>
          </table:table-cell>
          <table:table-cell office:value-type="float" office:value="43.264338" calcext:value-type="float">
            <text:p>43.26433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3-02-0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7:18.947623" calcext:value-type="date">
            <text:p>2017-08-30 00:57: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Vaughns16</text:p>
          </table:table-cell>
          <table:table-cell office:value-type="string" calcext:value-type="string">
            <text:p>pilar.vaughns@test.com</text:p>
          </table:table-cell>
          <table:table-cell office:value-type="string" calcext:value-type="string">
            <text:p>$2y$11$mZ1PY9muoBd6Z.T1kkIIPerM/XthPQ64sS2zXzE8.OdqsQQXEFZoK</text:p>
          </table:table-cell>
          <table:table-cell office:value-type="date" office:date-value="2017-08-30T00:58:08.011941" calcext:value-type="date">
            <text:p>2017-08-30 00:58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lar</text:p>
          </table:table-cell>
          <table:table-cell office:value-type="string" calcext:value-type="string">
            <text:p>Vaughn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77 Avenue De Marlioz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01.81.95.29.02</text:p>
          </table:table-cell>
          <table:table-cell office:value-type="float" office:value="4.674266" calcext:value-type="float">
            <text:p>4.674266</text:p>
          </table:table-cell>
          <table:table-cell office:value-type="float" office:value="43.636729" calcext:value-type="float">
            <text:p>43.63672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9-03-1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8:18.6649" calcext:value-type="date">
            <text:p>2017-08-30 00:58: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Gilbert13</text:p>
          </table:table-cell>
          <table:table-cell office:value-type="string" calcext:value-type="string">
            <text:p>isidra.gilbert@test.com</text:p>
          </table:table-cell>
          <table:table-cell office:value-type="string" calcext:value-type="string">
            <text:p>$2y$11$C0qsVG.C/x6akmdy1nBlHu7boJ4Oqisen9YCf5DFzw/l0DtBSMKqi</text:p>
          </table:table-cell>
          <table:table-cell office:value-type="date" office:date-value="2017-08-30T00:59:08.493104" calcext:value-type="date">
            <text:p>2017-08-30 00:59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idra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 quai Saint-Nicolas</text:p>
          </table:table-cell>
          <table:table-cell office:value-type="float" office:value="37100" calcext:value-type="float">
            <text:p>37100</text:p>
          </table:table-cell>
          <table:table-cell office:value-type="string" calcext:value-type="string">
            <text:p>02.74.56.04.85</text:p>
          </table:table-cell>
          <table:table-cell office:value-type="float" office:value="0.74943" calcext:value-type="float">
            <text:p>0.74943</text:p>
          </table:table-cell>
          <table:table-cell office:value-type="float" office:value="47.400043" calcext:value-type="float">
            <text:p>47.40004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1-07-12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0:59:18.382176" calcext:value-type="date">
            <text:p>2017-08-30 00:59: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errod96</text:p>
          </table:table-cell>
          <table:table-cell office:value-type="string" calcext:value-type="string">
            <text:p>patrina.herrod@test.com</text:p>
          </table:table-cell>
          <table:table-cell office:value-type="string" calcext:value-type="string">
            <text:p>$2y$11$IHp5/QwO3Nb2Sepg2DESaO9Pli7UTTMKFZV6f99t6eZmx3MEgPU1y</text:p>
          </table:table-cell>
          <table:table-cell office:value-type="date" office:date-value="2017-08-30T01:00:08.974268" calcext:value-type="date">
            <text:p>2017-08-30 01:00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na</text:p>
          </table:table-cell>
          <table:table-cell office:value-type="string" calcext:value-type="string">
            <text:p>Herro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0 rue des Chaligny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04.24.13.80.96</text:p>
          </table:table-cell>
          <table:table-cell office:value-type="float" office:value="7.295806" calcext:value-type="float">
            <text:p>7.295806</text:p>
          </table:table-cell>
          <table:table-cell office:value-type="float" office:value="43.617473" calcext:value-type="float">
            <text:p>43.61747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38-06-02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0:18.099453" calcext:value-type="date">
            <text:p>2017-08-30 01:00: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Summerfield76</text:p>
          </table:table-cell>
          <table:table-cell office:value-type="string" calcext:value-type="string">
            <text:p>willia.summerfield@test.com</text:p>
          </table:table-cell>
          <table:table-cell office:value-type="string" calcext:value-type="string">
            <text:p>$2y$11$TPuI1yQ5VtyzqCJs4evMEuM1W2Sk9rBw/ktjlEf20Q7lCcx9KC2eq</text:p>
          </table:table-cell>
          <table:table-cell office:value-type="date" office:date-value="2017-08-30T01:01:09.455432" calcext:value-type="date">
            <text:p>2017-08-30 01:01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</text:p>
          </table:table-cell>
          <table:table-cell office:value-type="string" calcext:value-type="string">
            <text:p>Summerfiel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7 rue Marguerite</text:p>
          </table:table-cell>
          <table:table-cell office:value-type="float" office:value="94350" calcext:value-type="float">
            <text:p>94350</text:p>
          </table:table-cell>
          <table:table-cell office:value-type="string" calcext:value-type="string">
            <text:p>01.20.40.30.66</text:p>
          </table:table-cell>
          <table:table-cell office:value-type="float" office:value="2.531263" calcext:value-type="float">
            <text:p>2.531263</text:p>
          </table:table-cell>
          <table:table-cell office:value-type="float" office:value="48.817085" calcext:value-type="float">
            <text:p>48.81708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39-03-2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1:17.816731" calcext:value-type="date">
            <text:p>2017-08-30 01:01: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ndres96</text:p>
          </table:table-cell>
          <table:table-cell office:value-type="string" calcext:value-type="string">
            <text:p>georgene.endres@test.com</text:p>
          </table:table-cell>
          <table:table-cell office:value-type="string" calcext:value-type="string">
            <text:p>$2y$11$LAFYYqphz/IzvxXNtzfh7OFmYg19zStIIFk5YpSOhHxI4oFWiprBC</text:p>
          </table:table-cell>
          <table:table-cell office:value-type="date" office:date-value="2017-08-30T01:02:09.936596" calcext:value-type="date">
            <text:p>2017-08-30 01:02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rgene</text:p>
          </table:table-cell>
          <table:table-cell office:value-type="string" calcext:value-type="string">
            <text:p>Endr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 Rue Bonnet</text:p>
          </table:table-cell>
          <table:table-cell office:value-type="float" office:value="94400" calcext:value-type="float">
            <text:p>94400</text:p>
          </table:table-cell>
          <table:table-cell office:value-type="string" calcext:value-type="string">
            <text:p>01.68.43.96.30</text:p>
          </table:table-cell>
          <table:table-cell office:value-type="float" office:value="2.425502" calcext:value-type="float">
            <text:p>2.425502</text:p>
          </table:table-cell>
          <table:table-cell office:value-type="float" office:value="48.836641" calcext:value-type="float">
            <text:p>48.83664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38-01-0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2:17.534009" calcext:value-type="date">
            <text:p>2017-08-30 01:02: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Calfee100</text:p>
          </table:table-cell>
          <table:table-cell office:value-type="string" calcext:value-type="string">
            <text:p>vince.calfee@test.com</text:p>
          </table:table-cell>
          <table:table-cell office:value-type="string" calcext:value-type="string">
            <text:p>$2y$11$HY7zks62Z/7evwTA/mGGsuKILRfCwTWYLI1cAHE1e74zYupJpPUwO</text:p>
          </table:table-cell>
          <table:table-cell office:value-type="date" office:date-value="2017-08-30T01:03:10.41776" calcext:value-type="date">
            <text:p>2017-08-30 01:03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ce</text:p>
          </table:table-cell>
          <table:table-cell office:value-type="string" calcext:value-type="string">
            <text:p>Calfe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4 rue de Groussay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05.14.92.47.17</text:p>
          </table:table-cell>
          <table:table-cell office:value-type="float" office:value="-0.984829" calcext:value-type="float">
            <text:p>-0.984829</text:p>
          </table:table-cell>
          <table:table-cell office:value-type="float" office:value="45.919854" calcext:value-type="float">
            <text:p>45.91985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78-11-11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3:17.251285" calcext:value-type="date">
            <text:p>2017-08-30 01:03: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Pucci52</text:p>
          </table:table-cell>
          <table:table-cell office:value-type="string" calcext:value-type="string">
            <text:p>leota.pucci@test.com</text:p>
          </table:table-cell>
          <table:table-cell office:value-type="string" calcext:value-type="string">
            <text:p>$2y$11$StxWTmm2pPlvz3KcoZCCfulIbhzLs4UMgDe6wKlwi19VJji5Otxp.</text:p>
          </table:table-cell>
          <table:table-cell office:value-type="date" office:date-value="2017-08-30T01:04:10.898924" calcext:value-type="date">
            <text:p>2017-08-30 01:04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ta</text:p>
          </table:table-cell>
          <table:table-cell office:value-type="string" calcext:value-type="string">
            <text:p>Pucci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8 rue Cazade</text:p>
          </table:table-cell>
          <table:table-cell office:value-type="float" office:value="59240" calcext:value-type="float">
            <text:p>59240</text:p>
          </table:table-cell>
          <table:table-cell office:value-type="string" calcext:value-type="string">
            <text:p>03.35.35.13.89</text:p>
          </table:table-cell>
          <table:table-cell office:value-type="float" office:value="2.323689" calcext:value-type="float">
            <text:p>2.323689</text:p>
          </table:table-cell>
          <table:table-cell office:value-type="float" office:value="51.101505" calcext:value-type="float">
            <text:p>51.10150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1-10-18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4:16.968563" calcext:value-type="date">
            <text:p>2017-08-30 01:04: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Mesa55</text:p>
          </table:table-cell>
          <table:table-cell office:value-type="string" calcext:value-type="string">
            <text:p>lenard.mesa@test.com</text:p>
          </table:table-cell>
          <table:table-cell office:value-type="string" calcext:value-type="string">
            <text:p>$2y$11$1rLmUZLWdrKPToVhGmS49.5Xtv4S/FIZcI6KQexCOkqIBG.1dkw3a</text:p>
          </table:table-cell>
          <table:table-cell office:value-type="date" office:date-value="2017-08-30T01:05:11.380088" calcext:value-type="date">
            <text:p>2017-08-30 01:05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ard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1 Place Charles de Gaulle</text:p>
          </table:table-cell>
          <table:table-cell office:value-type="float" office:value="59493" calcext:value-type="float">
            <text:p>59493</text:p>
          </table:table-cell>
          <table:table-cell office:value-type="string" calcext:value-type="string">
            <text:p>03.52.75.17.84</text:p>
          </table:table-cell>
          <table:table-cell office:value-type="float" office:value="3.118856" calcext:value-type="float">
            <text:p>3.118856</text:p>
          </table:table-cell>
          <table:table-cell office:value-type="float" office:value="50.541152" calcext:value-type="float">
            <text:p>50.54115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85-04-2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5:16.685839" calcext:value-type="date">
            <text:p>2017-08-30 01:05: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Francis98</text:p>
          </table:table-cell>
          <table:table-cell office:value-type="string" calcext:value-type="string">
            <text:p>arielle.francis@test.com</text:p>
          </table:table-cell>
          <table:table-cell office:value-type="string" calcext:value-type="string">
            <text:p>$2y$11$rdlrV0LTjZCrXiCi6avBSuHJXjfeWKTBukoLr7qkT7Wvk/mfHMoT2</text:p>
          </table:table-cell>
          <table:table-cell office:value-type="date" office:date-value="2017-08-30T01:06:11.861252" calcext:value-type="date">
            <text:p>2017-08-30 01:0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ell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20 rue Clement Marot</text:p>
          </table:table-cell>
          <table:table-cell office:value-type="float" office:value="93380" calcext:value-type="float">
            <text:p>93380</text:p>
          </table:table-cell>
          <table:table-cell office:value-type="string" calcext:value-type="string">
            <text:p>01.03.50.65.74</text:p>
          </table:table-cell>
          <table:table-cell office:value-type="float" office:value="2.274253" calcext:value-type="float">
            <text:p>2.274253</text:p>
          </table:table-cell>
          <table:table-cell office:value-type="float" office:value="49.047596" calcext:value-type="float">
            <text:p>49.04759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3-10-29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6:16.403117" calcext:value-type="date">
            <text:p>2017-08-30 01:06: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Fritsch60</text:p>
          </table:table-cell>
          <table:table-cell office:value-type="string" calcext:value-type="string">
            <text:p>scot.fritsch@test.com</text:p>
          </table:table-cell>
          <table:table-cell office:value-type="string" calcext:value-type="string">
            <text:p>$2y$11$U9AuXbJUVTfYZF2HNam6xe80/c3AeuEubgf9OjZbY4qLkH2JLP.g2</text:p>
          </table:table-cell>
          <table:table-cell office:value-type="date" office:date-value="2017-08-30T01:07:12.342415" calcext:value-type="date">
            <text:p>2017-08-30 01:0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</text:p>
          </table:table-cell>
          <table:table-cell office:value-type="string" calcext:value-type="string">
            <text:p>Fritsch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 avenue de l'Amandier</text:p>
          </table:table-cell>
          <table:table-cell office:value-type="float" office:value="92270" calcext:value-type="float">
            <text:p>92270</text:p>
          </table:table-cell>
          <table:table-cell office:value-type="string" calcext:value-type="string">
            <text:p>01.19.45.35.87</text:p>
          </table:table-cell>
          <table:table-cell office:value-type="float" office:value="2.174966" calcext:value-type="float">
            <text:p>2.174966</text:p>
          </table:table-cell>
          <table:table-cell office:value-type="float" office:value="48.905616" calcext:value-type="float">
            <text:p>48.90561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54-03-0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7:16.120394" calcext:value-type="date">
            <text:p>2017-08-30 01:07: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YVanduyn41</text:p>
          </table:table-cell>
          <table:table-cell office:value-type="string" calcext:value-type="string">
            <text:p>yukiko.vanduyn@test.com</text:p>
          </table:table-cell>
          <table:table-cell office:value-type="string" calcext:value-type="string">
            <text:p>$2y$11$CfP8CM9/VwmPL.tbsuNCAeOxuuHT3Bb43GzL0kQQ/Y4vVEPbnhp3C</text:p>
          </table:table-cell>
          <table:table-cell office:value-type="date" office:date-value="2017-08-30T01:08:12.82358" calcext:value-type="date">
            <text:p>2017-08-30 01:08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ukiko</text:p>
          </table:table-cell>
          <table:table-cell office:value-type="string" calcext:value-type="string">
            <text:p>Vanduy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95 Rue du Palais</text:p>
          </table:table-cell>
          <table:table-cell office:value-type="float" office:value="51200" calcext:value-type="float">
            <text:p>51200</text:p>
          </table:table-cell>
          <table:table-cell office:value-type="string" calcext:value-type="string">
            <text:p>03.67.36.37.31</text:p>
          </table:table-cell>
          <table:table-cell office:value-type="float" office:value="3.873189" calcext:value-type="float">
            <text:p>3.873189</text:p>
          </table:table-cell>
          <table:table-cell office:value-type="float" office:value="49.00797" calcext:value-type="float">
            <text:p>49.0079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65-12-04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8:15.837672" calcext:value-type="date">
            <text:p>2017-08-30 01:08: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Pressnell86</text:p>
          </table:table-cell>
          <table:table-cell office:value-type="string" calcext:value-type="string">
            <text:p>toney.pressnell@test.com</text:p>
          </table:table-cell>
          <table:table-cell office:value-type="string" calcext:value-type="string">
            <text:p>$2y$11$OIiRxXC1xQAlgvCXIsP91.OQDsN.bc.URTla4DcDUUVRzBJNa5nRy</text:p>
          </table:table-cell>
          <table:table-cell office:value-type="date" office:date-value="2017-08-30T01:09:13.304742" calcext:value-type="date">
            <text:p>2017-08-30 01:09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ey</text:p>
          </table:table-cell>
          <table:table-cell office:value-type="string" calcext:value-type="string">
            <text:p>Pressnel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7 route de Lyon</text:p>
          </table:table-cell>
          <table:table-cell office:value-type="float" office:value="94200" calcext:value-type="float">
            <text:p>94200</text:p>
          </table:table-cell>
          <table:table-cell office:value-type="string" calcext:value-type="string">
            <text:p>01.32.57.64.71</text:p>
          </table:table-cell>
          <table:table-cell office:value-type="float" office:value="2.428369" calcext:value-type="float">
            <text:p>2.428369</text:p>
          </table:table-cell>
          <table:table-cell office:value-type="float" office:value="48.883656" calcext:value-type="float">
            <text:p>48.88365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73-07-13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09:15.554948" calcext:value-type="date">
            <text:p>2017-08-30 01:09: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ines84</text:p>
          </table:table-cell>
          <table:table-cell office:value-type="string" calcext:value-type="string">
            <text:p>portia.lines@test.com</text:p>
          </table:table-cell>
          <table:table-cell office:value-type="string" calcext:value-type="string">
            <text:p>$2y$11$5.PBv8BxY6edVVJPZWTifufjg3lha7IDBleZGmnvjiZFyg6GM9hqW</text:p>
          </table:table-cell>
          <table:table-cell office:value-type="date" office:date-value="2017-08-30T01:10:13.785906" calcext:value-type="date">
            <text:p>2017-08-30 01:10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1 rue Nationale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01.86.63.81.44</text:p>
          </table:table-cell>
          <table:table-cell office:value-type="float" office:value="2.252536" calcext:value-type="float">
            <text:p>2.252536</text:p>
          </table:table-cell>
          <table:table-cell office:value-type="float" office:value="48.925526" calcext:value-type="float">
            <text:p>48.92552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40-02-15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0:15.272226" calcext:value-type="date">
            <text:p>2017-08-30 01:10: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Fillmore94</text:p>
          </table:table-cell>
          <table:table-cell office:value-type="string" calcext:value-type="string">
            <text:p>beulah.fillmore@test.com</text:p>
          </table:table-cell>
          <table:table-cell office:value-type="string" calcext:value-type="string">
            <text:p>$2y$11$ymere4Ag53SBmNnXe1GPSOmVFZBeLP/D38.WJVlMazNMpHD8vteiS</text:p>
          </table:table-cell>
          <table:table-cell office:value-type="date" office:date-value="2017-08-30T01:11:14.26707" calcext:value-type="date">
            <text:p>2017-08-30 01:11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ulah</text:p>
          </table:table-cell>
          <table:table-cell office:value-type="string" calcext:value-type="string">
            <text:p>Fillmo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7 Chemin des Bateliers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04.74.09.46.44</text:p>
          </table:table-cell>
          <table:table-cell office:value-type="float" office:value="8.638795" calcext:value-type="float">
            <text:p>8.638795</text:p>
          </table:table-cell>
          <table:table-cell office:value-type="float" office:value="41.95069" calcext:value-type="float">
            <text:p>41.9506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42-10-2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1:14.989503" calcext:value-type="date">
            <text:p>2017-08-30 01:11: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Moreau75</text:p>
          </table:table-cell>
          <table:table-cell office:value-type="string" calcext:value-type="string">
            <text:p>marylee.moreau@test.com</text:p>
          </table:table-cell>
          <table:table-cell office:value-type="string" calcext:value-type="string">
            <text:p>$2y$11$tV4fDHQUfzGpfUmr1HP/5eoVjUXRmucSZD1qBZ8FWUYfPyxwI0goC</text:p>
          </table:table-cell>
          <table:table-cell office:value-type="date" office:date-value="2017-08-30T01:12:14.748234" calcext:value-type="date">
            <text:p>2017-08-30 01:12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ylee</text:p>
          </table:table-cell>
          <table:table-cell office:value-type="string" calcext:value-type="string">
            <text:p>Moreau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81 rue du Président Roosevelt</text:p>
          </table:table-cell>
          <table:table-cell office:value-type="float" office:value="78500" calcext:value-type="float">
            <text:p>78500</text:p>
          </table:table-cell>
          <table:table-cell office:value-type="string" calcext:value-type="string">
            <text:p>01.51.16.85.85</text:p>
          </table:table-cell>
          <table:table-cell office:value-type="float" office:value="2.1472" calcext:value-type="float">
            <text:p>2.1472</text:p>
          </table:table-cell>
          <table:table-cell office:value-type="float" office:value="48.962533" calcext:value-type="float">
            <text:p>48.962533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31-12-1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2:14.70678" calcext:value-type="date">
            <text:p>2017-08-30 01:12: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Brower39</text:p>
          </table:table-cell>
          <table:table-cell office:value-type="string" calcext:value-type="string">
            <text:p>chantal.brower@test.com</text:p>
          </table:table-cell>
          <table:table-cell office:value-type="string" calcext:value-type="string">
            <text:p>$2y$11$XwQPpY.CoLosJHVlPHYrte4v5OYErS6mhpgjJls8BbKqbUgRukJx2</text:p>
          </table:table-cell>
          <table:table-cell office:value-type="date" office:date-value="2017-08-30T01:13:15.229398" calcext:value-type="date">
            <text:p>2017-08-30 01:13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tal</text:p>
          </table:table-cell>
          <table:table-cell office:value-type="string" calcext:value-type="string">
            <text:p>Browe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31 rue Saint Germain</text:p>
          </table:table-cell>
          <table:table-cell office:value-type="float" office:value="95140" calcext:value-type="float">
            <text:p>95140</text:p>
          </table:table-cell>
          <table:table-cell office:value-type="string" calcext:value-type="string">
            <text:p>01.99.56.34.01</text:p>
          </table:table-cell>
          <table:table-cell office:value-type="float" office:value="2.439517" calcext:value-type="float">
            <text:p>2.439517</text:p>
          </table:table-cell>
          <table:table-cell office:value-type="float" office:value="48.871977" calcext:value-type="float">
            <text:p>48.87197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97-12-30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3:14.424058" calcext:value-type="date">
            <text:p>2017-08-30 01:13: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Zickefoose43</text:p>
          </table:table-cell>
          <table:table-cell office:value-type="string" calcext:value-type="string">
            <text:p>byron.zickefoose@test.com</text:p>
          </table:table-cell>
          <table:table-cell office:value-type="string" calcext:value-type="string">
            <text:p>$2y$11$0FRBWiahz4Q.7raXg.m4SuNj4u.JlZIN5ko6FujuWACUSWXx/L/Ly</text:p>
          </table:table-cell>
          <table:table-cell office:value-type="date" office:date-value="2017-08-30T01:14:15.710562" calcext:value-type="date">
            <text:p>2017-08-30 01:14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Zickefoos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6 rue des Nations Unies</text:p>
          </table:table-cell>
          <table:table-cell office:value-type="float" office:value="42400" calcext:value-type="float">
            <text:p>42400</text:p>
          </table:table-cell>
          <table:table-cell office:value-type="string" calcext:value-type="string">
            <text:p>04.86.26.00.97</text:p>
          </table:table-cell>
          <table:table-cell office:value-type="float" office:value="4.584359" calcext:value-type="float">
            <text:p>4.584359</text:p>
          </table:table-cell>
          <table:table-cell office:value-type="float" office:value="45.397656" calcext:value-type="float">
            <text:p>45.39765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1-07-0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4:14.141335" calcext:value-type="date">
            <text:p>2017-08-30 01:14: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Bridgers46</text:p>
          </table:table-cell>
          <table:table-cell office:value-type="string" calcext:value-type="string">
            <text:p>julianne.bridgers@test.com</text:p>
          </table:table-cell>
          <table:table-cell office:value-type="string" calcext:value-type="string">
            <text:p>$2y$11$cfwq8ahzMe5TZ/dodc3t5eldeM10ZnOxc4So5jap78yRFyJBAkTYK</text:p>
          </table:table-cell>
          <table:table-cell office:value-type="date" office:date-value="2017-08-30T01:15:16.191726" calcext:value-type="date">
            <text:p>2017-08-30 01:1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Bridger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48 Place de la Gare</text:p>
          </table:table-cell>
          <table:table-cell office:value-type="float" office:value="16100" calcext:value-type="float">
            <text:p>16100</text:p>
          </table:table-cell>
          <table:table-cell office:value-type="string" calcext:value-type="string">
            <text:p>05.93.48.01.68</text:p>
          </table:table-cell>
          <table:table-cell office:value-type="float" office:value="-0.264632" calcext:value-type="float">
            <text:p>-0.264632</text:p>
          </table:table-cell>
          <table:table-cell office:value-type="float" office:value="45.711587" calcext:value-type="float">
            <text:p>45.71158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3-05-14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5:13.858612" calcext:value-type="date">
            <text:p>2017-08-30 01:15: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Benware11</text:p>
          </table:table-cell>
          <table:table-cell office:value-type="string" calcext:value-type="string">
            <text:p>genaro.benware@test.com</text:p>
          </table:table-cell>
          <table:table-cell office:value-type="string" calcext:value-type="string">
            <text:p>$2y$11$bHR38lvZElhBNlupJwxrc.U8E90SGUzsq0dU2vDesNeeh1rxFh4ga</text:p>
          </table:table-cell>
          <table:table-cell office:value-type="date" office:date-value="2017-08-30T01:16:16.67289" calcext:value-type="date">
            <text:p>2017-08-30 01:16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Benwar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51 rue Reine Elisabeth</text:p>
          </table:table-cell>
          <table:table-cell office:value-type="float" office:value="33700" calcext:value-type="float">
            <text:p>33700</text:p>
          </table:table-cell>
          <table:table-cell office:value-type="string" calcext:value-type="string">
            <text:p>05.93.54.29.43</text:p>
          </table:table-cell>
          <table:table-cell office:value-type="float" office:value="-0.71196" calcext:value-type="float">
            <text:p>-0.71196</text:p>
          </table:table-cell>
          <table:table-cell office:value-type="float" office:value="44.835511" calcext:value-type="float">
            <text:p>44.8355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964-09-16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6:13.575889" calcext:value-type="date">
            <text:p>2017-08-30 01:16: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Snoddy48</text:p>
          </table:table-cell>
          <table:table-cell office:value-type="string" calcext:value-type="string">
            <text:p>amal.snoddy@test.com</text:p>
          </table:table-cell>
          <table:table-cell office:value-type="string" calcext:value-type="string">
            <text:p>$2y$11$MnoGUN1GKCwbrP/GZu9YCOXS6bZ8NqGu6E5xxF/qdkMxpz91MC.DS</text:p>
          </table:table-cell>
          <table:table-cell office:value-type="date" office:date-value="2017-08-30T01:17:17.154053" calcext:value-type="date">
            <text:p>2017-08-30 01:17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Snodd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66 rue Léon Dierx</text:p>
          </table:table-cell>
          <table:table-cell office:value-type="float" office:value="93190" calcext:value-type="float">
            <text:p>93190</text:p>
          </table:table-cell>
          <table:table-cell office:value-type="string" calcext:value-type="string">
            <text:p>01.10.85.27.88</text:p>
          </table:table-cell>
          <table:table-cell office:value-type="float" office:value="2.471786" calcext:value-type="float">
            <text:p>2.471786</text:p>
          </table:table-cell>
          <table:table-cell office:value-type="float" office:value="48.906435" calcext:value-type="float">
            <text:p>48.906435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932-05-27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date" office:date-value="2017-08-30T01:17:13.293167" calcext:value-type="date">
            <text:p>2017-08-30 01:17:13</text:p>
          </table:table-cell>
        </table:table-row>
        <table:table-row table:style-name="ro1" table:number-rows-repeated="104847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23:41:42.121259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3:42:12.268364164</dc:date>
    <meta:editing-duration>PT3M4S</meta:editing-duration>
    <meta:editing-cycles>2</meta:editing-cycles>
    <meta:generator>LibreOffice/5.1.6.2$Linux_X86_64 LibreOffice_project/10m0$Build-2</meta:generator>
    <meta:document-statistic meta:table-count="1" meta:cell-count="1800" meta:object-count="0"/>
  </office:meta>
</office:document-meta>
</file>